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0cdcf8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a4bb0" officeooo:paragraph-rsid="000a4bb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bb0" officeooo:paragraph-rsid="000a4bb0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bb0" officeooo:paragraph-rsid="000b6d1a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a4bb0" officeooo:paragraph-rsid="000b7ebd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0b7ebd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0bc5f9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0cdcf8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0f8132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13745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32704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43f35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5bbe6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7b988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99202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a6c40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1b9123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0262c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1163f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281da" style:font-size-asian="18pt" style:font-weight-asian="normal" style:font-size-complex="18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2b8a3" style:font-size-asian="18pt" style:font-weight-asian="normal" style:font-size-complex="18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3114f" style:font-size-asian="18pt" style:font-weight-asian="normal" style:font-size-complex="18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470f6" style:font-size-asian="18pt" style:font-weight-asian="normal" style:font-size-complex="18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57efa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827a6" style:font-size-asian="18pt" style:font-weight-asian="normal" style:font-size-complex="18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2e7ebf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b7ebd" officeooo:paragraph-rsid="00361747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199202" officeooo:paragraph-rsid="00199202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2827a6" officeooo:paragraph-rsid="002827a6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text-underline-style="none" officeooo:paragraph-rsid="000cdcf8"/>
    </style:style>
    <style:style style:name="P31" style:family="paragraph" style:parent-style-name="Standard">
      <style:paragraph-properties fo:text-align="start" style:justify-single-word="false"/>
      <style:text-properties officeooo:paragraph-rsid="000cdcf8"/>
    </style:style>
    <style:style style:name="P32" style:family="paragraph" style:parent-style-name="Standard">
      <style:paragraph-properties fo:text-align="start" style:justify-single-word="false"/>
      <style:text-properties officeooo:paragraph-rsid="000d89ff"/>
    </style:style>
    <style:style style:name="P33" style:family="paragraph" style:parent-style-name="Standard">
      <style:paragraph-properties fo:text-align="start" style:justify-single-word="false"/>
      <style:text-properties officeooo:paragraph-rsid="000e853c"/>
    </style:style>
    <style:style style:name="P34" style:family="paragraph" style:parent-style-name="Standard">
      <style:paragraph-properties fo:text-align="start" style:justify-single-word="false"/>
      <style:text-properties officeooo:paragraph-rsid="00113745"/>
    </style:style>
    <style:style style:name="P35" style:family="paragraph" style:parent-style-name="Standard">
      <style:paragraph-properties fo:text-align="start" style:justify-single-word="false"/>
      <style:text-properties officeooo:paragraph-rsid="00132704"/>
    </style:style>
    <style:style style:name="P36" style:family="paragraph" style:parent-style-name="Standard">
      <style:paragraph-properties fo:text-align="start" style:justify-single-word="false"/>
      <style:text-properties officeooo:paragraph-rsid="00143f35"/>
    </style:style>
    <style:style style:name="P3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ebd" officeooo:paragraph-rsid="000cdcf8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ebd" officeooo:paragraph-rsid="000b7eb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ebd" officeooo:paragraph-rsid="000bc5f9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ebd" officeooo:paragraph-rsid="00306c39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7ebd" officeooo:paragraph-rsid="00371b36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0cdcf8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17b988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199202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1a6c40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21163f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cdcf8" officeooo:paragraph-rsid="00306c39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bb0" officeooo:paragraph-rsid="000a4bb0" style:font-size-asian="14pt" style:font-weight-asian="normal" style:font-size-complex="14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d110a" officeooo:paragraph-rsid="00357114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dcf8" officeooo:paragraph-rsid="000cdcf8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4pt" style:text-underline-style="none" fo:font-weight="bold" officeooo:rsid="000cdcf8" officeooo:paragraph-rsid="00113745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dcf8" officeooo:paragraph-rsid="000cdcf8" style:font-size-asian="14pt" style:font-weight-asian="bold" style:font-size-complex="14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0cdcf8" officeooo:paragraph-rsid="00306c39" style:font-size-asian="14pt" style:font-weight-asian="bold" style:font-size-complex="14pt" style:font-weight-complex="bold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a4bb0" officeooo:paragraph-rsid="000a4bb0" style:font-size-asian="14pt" style:font-weight-asian="normal" style:font-size-complex="14pt" style:font-weight-complex="normal"/>
    </style:style>
    <style:style style:name="P55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a4bb0" officeooo:paragraph-rsid="000a4bb0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text-align="start" style:justify-single-word="false"/>
      <style:text-properties fo:font-size="14pt" style:text-underline-style="none" fo:font-weight="normal" officeooo:rsid="000a4bb0" officeooo:paragraph-rsid="000a4bb0" style:font-size-asian="14pt" style:font-weight-asian="normal" style:font-size-complex="14pt" style:font-weight-complex="normal"/>
    </style:style>
    <style:style style:name="P57" style:family="paragraph" style:parent-style-name="Standard" style:list-style-name="L4">
      <style:paragraph-properties fo:text-align="start" style:justify-single-word="false"/>
      <style:text-properties fo:font-size="14pt" style:text-underline-style="none" fo:font-weight="normal" officeooo:rsid="002d110a" officeooo:paragraph-rsid="002d110a" style:font-size-asian="14pt" style:font-weight-asian="normal" style:font-size-complex="14pt" style:font-weight-complex="normal"/>
    </style:style>
    <style:style style:name="P58" style:family="paragraph" style:parent-style-name="Standard" style:list-style-name="L5">
      <style:paragraph-properties fo:text-align="start" style:justify-single-word="false"/>
      <style:text-properties fo:font-size="14pt" style:text-underline-style="none" fo:font-weight="normal" officeooo:rsid="002d110a" officeooo:paragraph-rsid="00357114" style:font-size-asian="14pt" style:font-weight-asian="normal" style:font-size-complex="14pt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fo:font-size="14pt" style:text-underline-style="none" fo:font-weight="normal" officeooo:rsid="002d110a" officeooo:paragraph-rsid="00357114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text-align="start" style:justify-single-word="false"/>
      <style:text-properties officeooo:paragraph-rsid="000a4bb0"/>
    </style:style>
    <style:style style:name="P61" style:family="paragraph" style:parent-style-name="Standard" style:list-style-name="L2">
      <style:paragraph-properties fo:text-align="start" style:justify-single-word="false"/>
      <style:text-properties officeooo:paragraph-rsid="000a4bb0"/>
    </style:style>
    <style:style style:name="P62" style:family="paragraph" style:parent-style-name="Standard" style:list-style-name="L3">
      <style:paragraph-properties fo:text-align="start" style:justify-single-word="false"/>
      <style:text-properties officeooo:paragraph-rsid="000a4bb0"/>
    </style:style>
    <style:style style:name="P63" style:family="paragraph" style:parent-style-name="Standard" style:list-style-name="L6">
      <style:paragraph-properties fo:text-align="start" style:justify-single-word="false"/>
      <style:text-properties officeooo:paragraph-rsid="00357114"/>
    </style:style>
    <style:style style:name="P64" style:family="paragraph" style:parent-style-name="Standard" style:list-style-name="L6">
      <style:paragraph-properties fo:text-align="start" style:justify-single-word="false"/>
      <style:text-properties officeooo:paragraph-rsid="000a4bb0"/>
    </style:style>
    <style:style style:name="T1" style:family="text">
      <style:text-properties style:text-position="super 58%" fo:font-weight="bold" officeooo:rsid="000b6d1a" style:font-weight-asian="bold" style:font-weight-complex="bold"/>
    </style:style>
    <style:style style:name="T2" style:family="text">
      <style:text-properties style:text-position="super 58%" fo:font-size="16pt" fo:font-weight="bold" style:font-size-asian="16pt" style:font-weight-asian="bold" style:font-size-complex="16pt" style:font-weight-complex="bold"/>
    </style:style>
    <style:style style:name="T3" style:family="text">
      <style:text-properties style:text-position="super 58%" fo:font-size="16pt" fo:font-weight="bold" officeooo:rsid="000b6d1a" style:font-size-asian="16pt" style:font-weight-asian="bold" style:font-size-complex="16pt" style:font-weight-complex="bold"/>
    </style:style>
    <style:style style:name="T4" style:family="text">
      <style:text-properties style:text-position="super 58%" fo:font-size="14pt" style:text-underline-style="none" fo:font-weight="bold" officeooo:rsid="000cdcf8" style:font-size-asian="14pt" style:font-weight-asian="bold" style:font-size-complex="14pt" style:font-weight-complex="bold"/>
    </style:style>
    <style:style style:name="T5" style:family="text">
      <style:text-properties style:text-position="super 58%" fo:font-size="14pt" fo:font-weight="bold" officeooo:rsid="000cdcf8" style:font-size-asian="14pt" style:font-weight-asian="bold" style:font-size-complex="14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officeooo:rsid="000a4bb0" style:font-size-asian="14pt" style:font-size-complex="14pt"/>
    </style:style>
    <style:style style:name="T8" style:family="text">
      <style:text-properties fo:font-size="14pt" officeooo:rsid="000bc5f9" style:font-size-asian="14pt" style:font-size-complex="14pt"/>
    </style:style>
    <style:style style:name="T9" style:family="text">
      <style:text-properties fo:font-size="14pt" officeooo:rsid="000cdcf8" style:font-size-asian="14pt" style:font-size-complex="14pt"/>
    </style:style>
    <style:style style:name="T10" style:family="text">
      <style:text-properties fo:font-size="14pt" officeooo:rsid="003da191" style:font-size-asian="14pt" style:font-size-complex="14pt"/>
    </style:style>
    <style:style style:name="T11" style:family="text">
      <style:text-properties fo:font-size="14pt" style:text-underline-style="none" fo:font-weight="normal" officeooo:rsid="000b7ebd" style:font-size-asian="14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officeooo:rsid="000cdcf8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0a4bb0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2d110a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bold" officeooo:rsid="000a4bb0" style:font-size-asian="14pt" style:font-weight-asian="bold" style:font-size-complex="14pt" style:font-weight-complex="bold"/>
    </style:style>
    <style:style style:name="T16" style:family="text">
      <style:text-properties fo:font-size="14pt" style:text-underline-style="none" fo:font-weight="bold" officeooo:rsid="000cdcf8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cdcf8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0b7eb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0a4bb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13745" style:font-size-asian="14pt" style:font-weight-asian="bold" style:font-size-complex="14pt" style:font-weight-complex="bold"/>
    </style:style>
    <style:style style:name="T21" style:family="text">
      <style:text-properties fo:font-size="14pt" style:text-underline-style="solid" style:text-underline-width="auto" style:text-underline-color="font-color" fo:font-weight="bold" officeooo:rsid="000cdcf8" style:font-size-asian="14pt" style:font-weight-asian="bold" style:font-size-complex="14pt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0a4bb0" style:font-weight-asian="bold" style:font-weight-complex="bold"/>
    </style:style>
    <style:style style:name="T24" style:family="text">
      <style:text-properties fo:font-weight="bold" officeooo:rsid="000cdcf8" style:font-weight-asian="bold" style:font-weight-complex="bold"/>
    </style:style>
    <style:style style:name="T25" style:family="text">
      <style:text-properties fo:font-weight="bold" officeooo:rsid="000b6d1a" style:font-weight-asian="bold" style:font-weight-complex="bold"/>
    </style:style>
    <style:style style:name="T26" style:family="text">
      <style:text-properties fo:font-size="16pt" fo:font-weight="bold" style:font-size-asian="16pt" style:font-weight-asian="bold" style:font-size-complex="16pt" style:font-weight-complex="bold"/>
    </style:style>
    <style:style style:name="T27" style:family="text">
      <style:text-properties fo:font-size="16pt" fo:font-weight="bold" officeooo:rsid="000b6d1a" style:font-size-asian="16pt" style:font-weight-asian="bold" style:font-size-complex="16pt" style:font-weight-complex="bold"/>
    </style:style>
    <style:style style:name="T28" style:family="text">
      <style:text-properties fo:font-size="16pt" fo:font-weight="bold" officeooo:rsid="000a4bb0" style:font-size-asian="16pt" style:font-weight-asian="bold" style:font-size-complex="16pt" style:font-weight-complex="bold"/>
    </style:style>
    <style:style style:name="T29" style:family="text">
      <style:text-properties fo:font-size="16pt" fo:font-weight="bold" officeooo:rsid="00371b36" style:font-size-asian="16pt" style:font-weight-asian="bold" style:font-size-complex="16pt" style:font-weight-complex="bold"/>
    </style:style>
    <style:style style:name="T30" style:family="text">
      <style:text-properties officeooo:rsid="000b7ebd"/>
    </style:style>
    <style:style style:name="T31" style:family="text">
      <style:text-properties officeooo:rsid="000cdcf8"/>
    </style:style>
    <style:style style:name="T3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0cdcf8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306c39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32381f" style:font-weight-asian="bold" style:font-weight-complex="bold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font-weight="bold" officeooo:rsid="000a4bb0" style:font-size-asian="14pt" style:font-weight-asian="bold" style:font-size-complex="14pt" style:font-weight-complex="bold" fo:padding="0cm" fo:border="none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font-weight="bold" officeooo:rsid="000cdcf8" style:font-size-asian="14pt" style:font-weight-asian="bold" style:font-size-complex="14pt" style:font-weight-complex="bold" fo:padding="0cm" fo:border="none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font-weight="bold" officeooo:rsid="00143f35" style:font-size-asian="14pt" style:font-weight-asian="bold" style:font-size-complex="14pt" style:font-weight-complex="bold" fo:padding="0cm" fo:border="none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font-weight="bold" officeooo:rsid="0017b988" style:font-size-asian="14pt" style:font-weight-asian="bold" style:font-size-complex="14pt" style:font-weight-complex="bold" fo:padding="0cm" fo:border="none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font-weight="bold" officeooo:rsid="00199202" style:font-size-asian="14pt" style:font-weight-asian="bold" style:font-size-complex="14pt" style:font-weight-complex="bold" fo:padding="0cm" fo:border="none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font-weight="bold" officeooo:rsid="0022b8a3" style:font-size-asian="14pt" style:font-weight-asian="bold" style:font-size-complex="14pt" style:font-weight-complex="bold" fo:padding="0cm" fo:border="none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font-weight="bold" officeooo:rsid="002470f6" style:font-size-asian="14pt" style:font-weight-asian="bold" style:font-size-complex="14pt" style:font-weight-complex="bold" fo:padding="0cm" fo:border="none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font-weight="bold" officeooo:rsid="0035189a" style:font-size-asian="14pt" style:font-weight-asian="bold" style:font-size-complex="14pt" style:font-weight-complex="bold" fo:padding="0cm" fo:border="none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font-size-asian="14pt" style:font-size-complex="14pt" fo:padding="0cm" fo:border="none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officeooo:rsid="000f8132" style:font-size-asian="14pt" style:font-size-complex="14pt" fo:padding="0cm" fo:border="none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officeooo:rsid="00113745" style:font-size-asian="14pt" style:font-size-complex="14pt" fo:padding="0cm" fo:border="none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officeooo:rsid="000d89ff" style:font-size-asian="14pt" style:font-size-complex="14pt" fo:padding="0cm" fo:border="none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officeooo:rsid="00132704" style:font-size-asian="14pt" style:font-size-complex="14pt" fo:padding="0cm" fo:border="none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officeooo:rsid="00143f35" style:font-size-asian="14pt" style:font-size-complex="14pt" fo:padding="0cm" fo:border="none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officeooo:rsid="0015bbe6" style:font-size-asian="14pt" style:font-size-complex="14pt" fo:padding="0cm" fo:border="none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officeooo:rsid="0017b988" style:font-size-asian="14pt" style:font-size-complex="14pt" fo:padding="0cm" fo:border="none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officeooo:rsid="000cdcf8" style:font-size-asian="14pt" style:font-size-complex="14pt" fo:padding="0cm" fo:border="none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officeooo:rsid="00199202" style:font-size-asian="14pt" style:font-size-complex="14pt" fo:padding="0cm" fo:border="none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officeooo:rsid="001a6c40" style:font-size-asian="14pt" style:font-size-complex="14pt" fo:padding="0cm" fo:border="none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officeooo:rsid="001b9123" style:font-size-asian="14pt" style:font-size-complex="14pt" fo:padding="0cm" fo:border="none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officeooo:rsid="0020262c" style:font-size-asian="14pt" style:font-size-complex="14pt" fo:padding="0cm" fo:border="none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officeooo:rsid="0021163f" style:font-size-asian="14pt" style:font-size-complex="14pt" fo:padding="0cm" fo:border="none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officeooo:rsid="002281da" style:font-size-asian="14pt" style:font-size-complex="14pt" fo:padding="0cm" fo:border="none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officeooo:rsid="0022b8a3" style:font-size-asian="14pt" style:font-size-complex="14pt" fo:padding="0cm" fo:border="none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officeooo:rsid="002470f6" style:font-size-asian="14pt" style:font-size-complex="14pt" fo:padding="0cm" fo:border="none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officeooo:rsid="00257efa" style:font-size-asian="14pt" style:font-size-complex="14pt" fo:padding="0cm" fo:border="none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officeooo:rsid="002827a6" style:font-size-asian="14pt" style:font-size-complex="14pt" fo:padding="0cm" fo:border="none"/>
    </style:style>
    <style:style style:name="T63" style:family="text">
      <style:text-properties fo:font-variant="normal" fo:text-transform="none" fo:color="#000000" style:font-name="Liberation Serif" fo:font-size="14pt" fo:letter-spacing="normal" fo:font-style="normal" officeooo:rsid="002e7ebf" style:font-size-asian="14pt" style:font-size-complex="14pt" fo:padding="0cm" fo:border="none"/>
    </style:style>
    <style:style style:name="T64" style:family="text">
      <style:text-properties fo:font-variant="normal" fo:text-transform="none" fo:color="#000000" style:font-name="Liberation Serif" fo:font-size="14pt" fo:letter-spacing="normal" fo:font-style="normal" officeooo:rsid="003a4716" style:font-size-asian="14pt" style:font-size-complex="14pt" fo:padding="0cm" fo:border="none"/>
    </style:style>
    <style:style style:name="T6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b7ebd" style:font-size-asian="14pt" style:font-weight-asian="normal" style:font-size-complex="14pt" style:font-weight-complex="normal" fo:padding="0cm" fo:border="none"/>
    </style:style>
    <style:style style:name="T6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cdcf8" style:font-size-asian="14pt" style:font-weight-asian="normal" style:font-size-complex="14pt" style:font-weight-complex="normal" fo:padding="0cm" fo:border="none"/>
    </style:style>
    <style:style style:name="T6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d89ff" style:font-size-asian="14pt" style:font-weight-asian="normal" style:font-size-complex="14pt" style:font-weight-complex="normal" fo:padding="0cm" fo:border="none"/>
    </style:style>
    <style:style style:name="T6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e853c" style:font-size-asian="14pt" style:font-weight-asian="normal" style:font-size-complex="14pt" style:font-weight-complex="normal" fo:padding="0cm" fo:border="none"/>
    </style:style>
    <style:style style:name="T6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32704" style:font-size-asian="14pt" style:font-weight-asian="normal" style:font-size-complex="14pt" style:font-weight-complex="normal" fo:padding="0cm" fo:border="none"/>
    </style:style>
    <style:style style:name="T7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0f8132" style:font-size-asian="14pt" style:font-weight-asian="normal" style:font-size-complex="14pt" style:font-weight-complex="normal" fo:padding="0cm" fo:border="none"/>
    </style:style>
    <style:style style:name="T7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0143f35" style:font-size-asian="14pt" style:font-weight-asian="normal" style:font-size-complex="14pt" style:font-weight-complex="normal" fo:padding="0cm" fo:border="none"/>
    </style:style>
    <style:style style:name="T72" style:family="text">
      <style:text-properties fo:font-variant="normal" fo:text-transform="none" fo:color="#000000" style:font-name="Liberation Serif" fo:font-size="12pt" fo:letter-spacing="normal" fo:font-style="normal" fo:font-weight="bold" officeooo:rsid="000f8132" style:font-size-asian="12pt" style:font-weight-asian="bold" style:font-size-complex="12pt" style:font-weight-complex="bold" fo:padding="0cm" fo:border="none"/>
    </style:style>
    <style:style style:name="T73" style:family="text">
      <style:text-properties fo:font-variant="normal" fo:text-transform="none" fo:color="#000000" style:font-name="Liberation Serif" fo:font-size="12pt" fo:letter-spacing="normal" fo:font-style="normal" fo:font-weight="bold" officeooo:rsid="00132704" style:font-size-asian="12pt" style:font-weight-asian="bold" style:font-size-complex="12pt" style:font-weight-complex="bold" fo:padding="0cm" fo:border="none"/>
    </style:style>
    <style:style style:name="T74" style:family="text">
      <style:text-properties fo:font-variant="normal" fo:text-transform="none" fo:color="#000000" style:font-name="Liberation Serif" fo:font-size="12pt" fo:letter-spacing="normal" fo:font-style="normal" fo:font-weight="bold" officeooo:rsid="0017b988" style:font-size-asian="12pt" style:font-weight-asian="bold" style:font-size-complex="12pt" style:font-weight-complex="bold" fo:padding="0cm" fo:border="none"/>
    </style:style>
    <style:style style:name="T7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 fo:padding="0cm" fo:border="none"/>
    </style:style>
    <style:style style:name="T76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style:font-size-asian="12pt" style:font-weight-asian="bold" style:font-size-complex="12pt" style:font-weight-complex="bold" fo:padding="0cm" fo:border="none"/>
    </style:style>
    <style:style style:name="T77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32704" style:font-size-asian="12pt" style:font-weight-asian="bold" style:font-size-complex="12pt" style:font-weight-complex="bold" fo:padding="0cm" fo:border="none"/>
    </style:style>
    <style:style style:name="T78" style:family="text">
      <style:text-properties fo:font-variant="normal" fo:text-transform="none" fo:color="#000000" style:font-name="Liberation Serif" fo:font-size="12pt" fo:letter-spacing="normal" fo:font-style="normal" style:text-underline-style="none" fo:font-weight="bold" officeooo:rsid="00143f35" style:font-size-asian="12pt" style:font-weight-asian="bold" style:font-size-complex="12pt" style:font-weight-complex="bold" fo:padding="0cm" fo:border="none"/>
    </style:style>
    <style:style style:name="T79" style:family="text">
      <style:text-properties fo:font-variant="normal" fo:text-transform="none" fo:color="#000000" style:font-name="Liberation Serif" fo:letter-spacing="normal" fo:font-style="normal" fo:padding="0cm" fo:border="none"/>
    </style:style>
    <style:style style:name="T80" style:family="text">
      <style:text-properties fo:font-variant="normal" fo:text-transform="none" fo:color="#000000" style:text-position="super 58%" style:font-name="Liberation Serif" fo:font-size="14pt" fo:letter-spacing="normal" fo:font-style="normal" officeooo:rsid="000f8132" style:font-size-asian="14pt" style:font-size-complex="14pt" fo:padding="0cm" fo:border="none"/>
    </style:style>
    <style:style style:name="T81" style:family="text">
      <style:text-properties fo:font-variant="normal" fo:text-transform="none" fo:color="#000000" style:text-position="super 58%" style:font-name="Liberation Serif" fo:font-size="14pt" fo:letter-spacing="normal" fo:font-style="normal" officeooo:rsid="0017b988" style:font-size-asian="14pt" style:font-size-complex="14pt" fo:padding="0cm" fo:border="none"/>
    </style:style>
    <style:style style:name="T82" style:family="text">
      <style:text-properties fo:font-variant="normal" fo:text-transform="none" fo:color="#000000" style:text-position="super 58%" style:font-name="Liberation Serif" fo:font-size="14pt" fo:letter-spacing="normal" fo:font-style="normal" fo:font-weight="bold" officeooo:rsid="000cdcf8" style:font-size-asian="14pt" style:font-weight-asian="bold" style:font-size-complex="14pt" style:font-weight-complex="bold" fo:padding="0cm" fo:border="none"/>
    </style:style>
    <style:style style:name="T83" style:family="text">
      <style:text-properties fo:font-variant="normal" fo:text-transform="none" fo:color="#000000" style:text-position="super 58%" style:font-name="Liberation Serif" fo:font-size="14pt" fo:letter-spacing="normal" fo:font-style="normal" fo:font-weight="bold" officeooo:rsid="00199202" style:font-size-asian="14pt" style:font-weight-asian="bold" style:font-size-complex="14pt" style:font-weight-complex="bold" fo:padding="0cm" fo:border="none"/>
    </style:style>
    <style:style style:name="T84" style:family="text">
      <style:text-properties fo:font-variant="normal" fo:text-transform="none" fo:color="#000000" style:text-position="super 58%" style:font-name="Liberation Serif" fo:font-size="14pt" fo:letter-spacing="normal" fo:font-style="normal" fo:font-weight="bold" officeooo:rsid="0035189a" style:font-size-asian="14pt" style:font-weight-asian="bold" style:font-size-complex="14pt" style:font-weight-complex="bold" fo:padding="0cm" fo:border="none"/>
    </style:style>
    <style:style style:name="T85" style:family="text">
      <style:text-properties style:font-name="Liberation Serif" fo:font-size="14pt" style:text-underline-style="none" fo:font-weight="normal" officeooo:rsid="000f8132" style:font-size-asian="14pt" style:font-weight-asian="normal" style:font-size-complex="14pt" style:font-weight-complex="normal"/>
    </style:style>
    <style:style style:name="T86" style:family="text">
      <style:text-properties style:font-name="Liberation Serif" fo:font-size="14pt" officeooo:rsid="000f8132" style:font-size-asian="14pt" style:font-size-complex="14pt"/>
    </style:style>
    <style:style style:name="T87" style:family="text">
      <style:text-properties officeooo:rsid="0010a654"/>
    </style:style>
    <style:style style:name="T88" style:family="text">
      <style:text-properties officeooo:rsid="0021163f"/>
    </style:style>
    <style:style style:name="T89" style:family="text">
      <style:text-properties officeooo:rsid="00306c3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2">IOTBLOCKCHAIN</text:p>
      <text:p text:style-name="P2"/>
      <text:p text:style-name="P2"/>
      <text:p text:style-name="P3"/>
      <text:p text:style-name="P3"/>
      <text:p text:style-name="P3"><text:span text:style-name="T26">step1. Login <text:s text:c="2"/>1</text:span><text:span text:style-name="T2">st</text:span><text:span text:style-name="T26"> machine with terminal </text:span><text:line-break/><text:tab/></text:p>
      <text:p text:style-name="P3"><text:tab/><text:a xlink:type="simple" xlink:href="mailto:ubuntu@home"><text:span text:style-name="T6">ubuntu@home</text:span></text:a><text:span text:style-name="T6">:~$ ssh -i "ec2.pem" </text:span><text:a xlink:type="simple" xlink:href="mailto:ubuntu@ec2_url"><text:span text:style-name="T6">ubuntu@ec2_ur</text:span></text:a><text:span text:style-name="T10">l</text:span><text:span text:style-name="T6"><text:line-break/><text:line-break/><text:tab/>after login sucessfully</text:span></text:p>
      <text:p text:style-name="P3"/>
      <text:p text:style-name="P48"><text:tab/>ubuntu@ip-&lt;1st-machine-ip-address&gt;:~$ </text:p>
      <text:p text:style-name="P3"/>
      <text:p text:style-name="P48"><text:tab/>1. Execute the following commands to update the software on your system: </text:p>
      <text:p text:style-name="P48"><text:tab/>sudo apt-get update </text:p>
      <text:p text:style-name="P48"/>
      <text:p text:style-name="P48"><text:tab/>2. Install curl and the golang software package: </text:p>
      <text:p text:style-name="P48"><text:tab/><text:tab/>sudo apt-get install curl </text:p>
      <text:p text:style-name="P48"><text:tab/><text:tab/>sudo apt-get install golang </text:p>
      <text:p text:style-name="P48"><text:tab/><text:tab/>export GOPATH=$HOME/go </text:p>
      <text:p text:style-name="P48"><text:tab/><text:tab/>export PATH=$PATH:$GOPATH/bin </text:p>
      <text:p text:style-name="P48"/>
      <text:p text:style-name="P48"><text:tab/>3. Install Node.js, npm , and Python: </text:p>
      <text:p text:style-name="P48"><text:tab/><text:tab/>sudo apt install nodejs </text:p>
      <text:p text:style-name="P48"><text:tab/><text:tab/>sudo apt install npm </text:p>
      <text:p text:style-name="P48"><text:tab/><text:tab/>sudo apt-get install python </text:p>
      <text:p text:style-name="P48"/>
      <text:p text:style-name="P48"><text:tab/>4. Install and upgrade docker and docker-compose : </text:p>
      <text:list xml:id="list2402454327137996959" text:style-name="L1">
        <text:list-item>
          <text:p text:style-name="P54">sudo apt-get install docker </text:p>
        </text:list-item>
      </text:list>
      <text:p text:style-name="P48"/>
      <text:list xml:id="list114556263996438" text:continue-numbering="true" text:style-name="L1">
        <text:list-item>
          <text:p text:style-name="P54">sudo apt install apt-transport-https ca-certificates curl software-properties-common </text:p>
        </text:list-item>
      </text:list>
      <text:p text:style-name="P48"/>
      <text:list xml:id="list114556771901386" text:continue-numbering="true" text:style-name="L1">
        <text:list-item>
          <text:p text:style-name="P60">curl -fsSL https://download.docker.com/linux/ubuntu/gpg | sudo apt-key add - </text:p>
        </text:list-item>
      </text:list>
      <text:p text:style-name="P48"/>
      <text:p text:style-name="P48"><text:s/></text:p>
      <text:p text:style-name="P48"/>
      <text:list xml:id="list9160778300891738744" text:style-name="L2">
        <text:list-item>
          <text:p text:style-name="P61">sudo add-apt-repository "deb [arch=amd64] https://download.docker.com/linux/ubuntu bionic stable" </text:p>
        </text:list-item>
      </text:list>
      <text:p text:style-name="P48"><text:soft-page-break/></text:p>
      <text:list xml:id="list114557552670522" text:continue-numbering="true" text:style-name="L2">
        <text:list-item>
          <text:p text:style-name="P55">sudo apt update </text:p>
        </text:list-item>
        <text:list-item>
          <text:p text:style-name="P55">sudo apt-cache policy docker-ce </text:p>
        </text:list-item>
        <text:list-item>
          <text:p text:style-name="P55">sudo apt install docker-ce </text:p>
        </text:list-item>
        <text:list-item>
          <text:p text:style-name="P55">sudo apt-get install docker-compose </text:p>
        </text:list-item>
      </text:list>
      <text:p text:style-name="P48"/>
      <text:p text:style-name="P48"><text:tab/>5. Let's customize and update Node.js and golang to the proper versions: </text:p>
      <text:p text:style-name="P48"/>
      <text:list xml:id="list4417389347892575875" text:style-name="L3">
        <text:list-item>
          <text:p text:style-name="P56">wget https://dl.google.com/go/go1.11.2.linux-amd64.tar.gz </text:p>
        </text:list-item>
        <text:list-item>
          <text:p text:style-name="P56">tar -xzvf go1.11.2.linux-amd64.tar.gz </text:p>
        </text:list-item>
        <text:list-item>
          <text:p text:style-name="P56">sudo mv go/ /usr/local </text:p>
        </text:list-item>
        <text:list-item>
          <text:p text:style-name="P56">export GOPATH=/usr/local/go </text:p>
        </text:list-item>
        <text:list-item>
          <text:p text:style-name="P56">export PATH=$PATH:$GOPATH/bin </text:p>
        </text:list-item>
        <text:list-item>
          <text:p text:style-name="P62">curl -sL https://deb.nodesource.com/setup_8.x | sudo bash - </text:p>
        </text:list-item>
        <text:list-item>
          <text:p text:style-name="P62">sudo apt-get install -y nodejs </text:p>
        </text:list-item>
      </text:list>
      <text:p text:style-name="P48"/>
      <text:p text:style-name="P48"><text:tab/>6. Verify the installed software package versions: </text:p>
      <text:p text:style-name="P48"/>
      <text:p text:style-name="P48"><text:tab/><text:tab/>curl --version </text:p>
      <text:p text:style-name="P48"><text:tab/><text:tab/>/usr/local/go/bin/go version </text:p>
      <text:p text:style-name="P48"><text:tab/><text:tab/>python -V </text:p>
      <text:p text:style-name="P48"><text:tab/><text:tab/>node -v </text:p>
      <text:p text:style-name="P48"><text:tab/><text:tab/>npm -version </text:p>
      <text:p text:style-name="P48"><text:tab/><text:tab/>docker --version </text:p>
      <text:p text:style-name="P48"><text:tab/><text:tab/>docker-compose --version </text:p>
      <text:p text:style-name="P48"/>
      <text:p text:style-name="P48"/>
      <text:p text:style-name="P48"><text:tab/>7. Install Hyperledger Fabric </text:p>
      <text:p text:style-name="P48"><text:tab/><text:tab/>sudo usermod -a -G docker ubuntu </text:p>
      <text:p text:style-name="P48"><text:s text:c="4"/><text:tab/><text:tab/>sudo chmod 666 /var/run/docker.sock </text:p>
      <text:p text:style-name="P48"><text:tab/><text:tab/>sudo curl -sSL http://bit.ly/2ysbOFE | bash -s </text:p>
      <text:p text:style-name="P48"/>
      <text:p text:style-name="P48"><text:tab/>8. Install Hyperledger composer </text:p>
      <text:p text:style-name="P48"><text:tab/> </text:p>
      <text:list xml:id="list6192842142864307797" text:style-name="L4">
        <text:list-item>
          <text:p text:style-name="P57">curl -O https://hyperledger.github.io/composer/latest/prereqs-ubuntu.sh</text:p>
        </text:list-item>
      </text:list>
      <text:p text:style-name="P49"/>
      <text:list xml:id="list2048308495838089957" text:style-name="L5">
        <text:list-item>
          <text:p text:style-name="P58">chmod u+x prereqs-ubuntu.sh</text:p>
        </text:list-item>
      </text:list>
      <text:p text:style-name="P49"/>
      <text:list xml:id="list741157892894172339" text:style-name="L6">
        <text:list-item>
          <text:p text:style-name="P63"><text:span text:style-name="T14">./prereqs-ubuntu.sh</text:span><text:span text:style-name="T13"> <text:s text:c="2"/></text:span></text:p>
        </text:list-item>
        <text:list-item>
          <text:p text:style-name="P59">sudo npm install --unsafe-perm -g composer-cli</text:p>
        </text:list-item>
        <text:list-item>
          <text:p text:style-name="P63"><text:span text:style-name="T13">sudo npm install –</text:span><text:span text:style-name="T14">unsafe-perm </text:span><text:span text:style-name="T13">-g generator-hyperledger-composer </text:span></text:p>
        </text:list-item>
        <text:list-item>
          <text:p text:style-name="P64"><text:span text:style-name="T13">sudo npm i –</text:span><text:span text:style-name="T14">unsafe-perm </text:span><text:span text:style-name="T13">-g composer-playground<text:line-break/></text:span></text:p>
        </text:list-item>
      </text:list>
      <text:p text:style-name="P3"><text:soft-page-break/></text:p>
      <text:p text:style-name="P3"/>
      <text:p text:style-name="P3"/>
      <text:p text:style-name="P3"><text:span text:style-name="T26">step2. Login <text:s text:c="2"/>2</text:span><text:span text:style-name="T2">st</text:span><text:span text:style-name="T26"> machine with terminal </text:span></text:p>
      <text:p text:style-name="P48"><text:line-break/><text:tab/>enter all command present in step 1</text:p>
      <text:p text:style-name="P3"/>
      <text:p text:style-name="P3"/>
      <text:p text:style-name="P4"><text:span text:style-name="T26">step3. </text:span><text:span text:style-name="T27">Download code or clone repo for 1channel-2org-3peer-2host (1</text:span><text:span text:style-name="T3">st</text:span><text:span text:style-name="T27"> Machine)</text:span></text:p>
      <text:p text:style-name="P4"/>
      <text:p text:style-name="P5"><text:span text:style-name="T27"><text:tab/></text:span><text:span text:style-name="T6">ubuntu@ip-&lt;1st-machine-ip-address&gt;:~$ <text:line-break/><text:tab/><text:line-break/><text:tab/></text:span><text:span text:style-name="T18">### Download the repo for 1channel-2org-3peer-2host </text:span></text:p>
      <text:p text:style-name="P38"><text:tab/>``` </text:p>
      <text:p text:style-name="P38"/>
      <text:p text:style-name="P41"><text:tab/><text:span text:style-name="T28">step3.</text:span><text:span text:style-name="T29">1</text:span><text:span text:style-name="T28"> </text:span><text:span text:style-name="T29">goto folder</text:span><text:span text:style-name="T27"> 1channel-2org-3peer-2host (1</text:span><text:span text:style-name="T3">st</text:span><text:span text:style-name="T27"> Machine)</text:span></text:p>
      <text:p text:style-name="P6"><text:span text:style-name="T6"><text:tab/></text:span><text:span text:style-name="T7">ubuntu@ip-&lt;1st-machine-ip-address&gt;:~$ <text:s/></text:span><text:span text:style-name="T6">cd ~</text:span></text:p>
      <text:p text:style-name="P38"><text:tab/></text:p>
      <text:p text:style-name="P6"><text:span text:style-name="T6"><text:tab/></text:span><text:span text:style-name="T7">ubuntu@ip-&lt;1st-machine-ip-address&gt;:~$ </text:span><text:span text:style-name="T6">cd 1channel-2org-3peer-2host </text:span></text:p>
      <text:p text:style-name="P6"/>
      <text:p text:style-name="P38"><text:tab/>ubuntu@ip-&lt;1st-ip-addresss&gt;:~/1channel-2org-3peer-2host/$</text:p>
      <text:p text:style-name="P38"><text:tab/></text:p>
      <text:p text:style-name="P38"><text:tab/>ubuntu@ip-&lt;1st-ip-addresss&gt;:~/1channel-2org-3peer-2host/$ ls</text:p>
      <text:p text:style-name="P6"/>
      <text:p text:style-name="P38"><text:tab/><text:tab/>bin <text:s text:c="20"/>endorsement-policy.json <text:s/>stopFabric-Peer1.sh </text:p>
      <text:p text:style-name="P38"><text:tab/><text:tab/>bna <text:s text:c="20"/>iot-network@0.0.2.bna <text:s text:c="3"/>stopFabric.sh </text:p>
      <text:p text:style-name="P38"><text:tab/><text:tab/>composer <text:s text:c="15"/>README.md <text:s text:c="15"/>teardownAllDocker.sh </text:p>
      <text:p text:style-name="P38"><text:tab/><text:tab/>createPeerAdminCard.sh <text:s/>startFabric-Peer2.sh <text:s text:c="4"/>teardownFabric.sh </text:p>
      <text:p text:style-name="P38"><text:tab/><text:tab/>downloadFabric.sh <text:s text:c="6"/>startFabric.sh </text:p>
      <text:p text:style-name="P6"/>
      <text:p text:style-name="P38"/>
      <text:p text:style-name="P38"><text:tab/>ubuntu@ip-&lt;1st-ip-addresss&gt;:~/1channel-2org-3peer-2host/$ cd composer</text:p>
      <text:p text:style-name="P6"/>
      <text:p text:style-name="P38"><text:tab/>ubuntu@ip-&lt;1st-ip-addresss&gt;:~/1channel-2org-3peer-2host/composer$</text:p>
      <text:p text:style-name="P6"/>
      <text:p text:style-name="P38"><text:tab/>ubuntu@ip-&lt;1st-ip-addresss&gt;:~/1channel-2org-3peer-2host/composer$ ls</text:p>
      <text:p text:style-name="P6"/>
      <text:p text:style-name="P38"><text:tab/><text:tab/>channeliot1.tx <text:s text:c="9"/>crypto-config <text:s text:c="12"/>docker-compose.yml </text:p>
      <text:p text:style-name="P38"><text:tab/><text:tab/>composer-genesis.block <text:s/>crypto-config.yaml <text:s text:c="7"/>howtobuild.sh </text:p>
      <text:p text:style-name="P38"><text:tab/><text:tab/>configtx.yaml <text:s text:c="10"/>docker-compose-peer2.yml </text:p>
      <text:p text:style-name="P6"><text:soft-page-break/></text:p>
      <text:p text:style-name="P6"><text:tab/></text:p>
      <text:p text:style-name="P8"><text:tab/><text:tab/><text:span text:style-name="T17">=&gt; </text:span><text:span text:style-name="T21">previous certificate and channel related file and data</text:span></text:p>
      <text:p text:style-name="P52"/>
      <text:p text:style-name="P7"><text:span text:style-name="T6"><text:tab/><text:tab/>ubuntu@ip-&lt;1st-ip-addresss&gt;:~/1channel-2org-3peer-<text:tab/><text:tab/><text:tab/>2host/composer$ </text:span><text:span text:style-name="T8">sudo rm -rf <text:s/></text:span><text:span text:style-name="T6">channeliot1.tx <text:s text:c="3"/>crypto-config <text:s text:c="2"/>composer-<text:tab/><text:tab/>genesis.block</text:span></text:p>
      <text:p text:style-name="P7"/>
      <text:p text:style-name="P39"><text:tab/><text:tab/>ubuntu@ip-&lt;1st-ip-addresss&gt;:~/1channel-2org-3peer-<text:tab/><text:tab/><text:tab/>2host/composer$ ls</text:p>
      <text:p text:style-name="P7"/>
      <text:p text:style-name="P39"><text:tab/><text:tab/>docker-compose.yml <text:s/>crypto-config.yaml <text:s text:c="7"/>howtobuild.sh </text:p>
      <text:p text:style-name="P39"><text:tab/><text:tab/>configtx.yaml <text:s text:c="10"/>docker-compose-peer2.yml </text:p>
      <text:p text:style-name="P6"/>
      <text:p text:style-name="P8"><text:tab/><text:tab/><text:span text:style-name="T6">ubuntu@ip-&lt;1st-ip-addresss&gt;:~/1channel-2org-3peer-<text:tab/><text:tab/><text:tab/>2host/composer$ </text:span><text:span text:style-name="T9">cd ..</text:span></text:p>
      <text:p text:style-name="P6"/>
      <text:p text:style-name="P38"><text:tab/> </text:p>
      <text:p text:style-name="P38"><text:tab/></text:p>
      <text:p text:style-name="P37"><text:span text:style-name="T23">step</text:span><text:span text:style-name="T24">4</text:span><text:span text:style-name="T23">. </text:span><text:span text:style-name="T24">Pull and tag the latest Hyperledger Fabric base image </text:span><text:span text:style-name="T25">(1</text:span><text:span text:style-name="T1">st</text:span><text:span text:style-name="T25"> Machine)</text:span></text:p>
      <text:p text:style-name="P37"/>
      <text:p text:style-name="P37"><text:span text:style-name="T25"><text:tab/></text:span>ubuntu@ip-&lt;1st-ip-addresss&gt;:~/1channel-2org-3peer-2host$<text:span text:style-name="T31">ls</text:span></text:p>
      <text:p text:style-name="P37"/>
      <text:p text:style-name="P37"><text:tab/><text:tab/><text:span text:style-name="T31">bin <text:s text:c="20"/>endorsement-policy.json <text:s/>stopFabric-Peer1.sh </text:span></text:p>
      <text:p text:style-name="P42"><text:tab/><text:tab/>bna <text:s text:c="20"/>iot-network@0.0.2.bna <text:s text:c="3"/>stopFabric.sh </text:p>
      <text:p text:style-name="P42"><text:tab/><text:tab/>composer <text:s text:c="15"/>README.md <text:s text:c="15"/>teardownAllDocker.sh </text:p>
      <text:p text:style-name="P42"><text:tab/><text:tab/>createPeerAdminCard.sh <text:s/>startFabric-Peer2.sh <text:s text:c="4"/>teardownFabric.sh </text:p>
      <text:p text:style-name="P42"><text:tab/><text:tab/>downloadFabric.sh <text:s text:c="6"/>startFabric.sh </text:p>
      <text:p text:style-name="P42"/>
      <text:p text:style-name="P42"/>
      <text:p text:style-name="P42"><text:tab/><text:span text:style-name="T22">=&gt; </text:span><text:span text:style-name="T32">run script for <text:s text:c="3"/>downloadFabric.sh <text:s/>(pull image fabric )</text:span></text:p>
      <text:p text:style-name="P42"><text:tab/></text:p>
      <text:p text:style-name="P42"><text:span text:style-name="T30"><text:tab/>ubuntu@ip-&lt;1st-ip-addresss&gt;:~/1channel-2org-3peer-2host$ </text:span>sudo ./ downloadFabric.sh</text:p>
      <text:p text:style-name="P37"><text:tab/></text:p>
      <text:p text:style-name="P37"><text:tab/><text:span text:style-name="T31">=&gt;after <text:s/>download succefully fabric images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1"><text:span text:style-name="T15">step</text:span><text:span text:style-name="T16">5</text:span><text:span text:style-name="T15">. </text:span><text:span text:style-name="T16">Run script howtobuild.sh <text:s/>(1</text:span><text:span text:style-name="T4">st</text:span><text:span text:style-name="T16"> Machine)</text:span></text:p>
      <text:p text:style-name="P31"/>
      <text:p text:style-name="P31"><text:span text:style-name="T16"><text:tab/></text:span><text:span text:style-name="T11">ubuntu@ip-&lt;1st-ip-addresss&gt;:~/1channel-2org-3peer-2host$</text:span></text:p>
      <text:p text:style-name="P31"/>
      <text:p text:style-name="P31"><text:span text:style-name="T11"><text:tab/>ubuntu@ip-&lt;1st-ip-addresss&gt;:~/1channel-2org-3peer-2host$ </text:span><text:span text:style-name="T12">cd <text:s/>composer</text:span></text:p>
      <text:p text:style-name="P50"/>
      <text:p text:style-name="P37"><text:tab/>ubuntu@ip-&lt;1st-ip-addresss&gt;:~/1channel-2org-3peer-2host/composer$ ls</text:p>
      <text:p text:style-name="P37"><text:tab/><text:tab/>docker-compose.yml <text:s/>crypto-config.yaml <text:s text:c="7"/>howtobuild.sh </text:p>
      <text:p text:style-name="P37"><text:tab/><text:tab/>configtx.yaml <text:s text:c="10"/>docker-compose-peer2.yml </text:p>
      <text:p text:style-name="P8"/>
      <text:p text:style-name="P9"><text:tab/><text:span text:style-name="T86">1)</text:span><text:span text:style-name="Source_20_Text"><text:span text:style-name="T72">Replace the IP addresses in HOST1 <text:s/>with your own IPs or FQDNs ./configtx.sh</text:span></text:span><text:span text:style-name="Source_20_Text"><text:span text:style-name="T45"> </text:span></text:span><text:span text:style-name="Source_20_Text"><text:span text:style-name="T44"><text:s/></text:span></text:span></text:p>
      <text:p text:style-name="P9"><text:span text:style-name="Source_20_Text"><text:span text:style-name="T44"><text:tab/><text:tab/>ubuntu@ip-&lt;1st-ip-addresss&gt;:~/1channel-2org-3peer-2host/composer$ <text:tab/><text:tab/></text:span></text:span><text:span text:style-name="Source_20_Text"><text:span text:style-name="T45">sudo nano <text:s text:c="2"/></text:span></text:span><text:span text:style-name="Source_20_Text"><text:span text:style-name="T44">configtx.yaml</text:span></text:span></text:p>
      <text:p text:style-name="P9"/>
      <text:p text:style-name="P9"><text:span text:style-name="Source_20_Text"><text:span text:style-name="T44"><text:tab/><text:tab/></text:span></text:span><text:span text:style-name="Source_20_Text"><text:span text:style-name="T45"># <text:s text:c="2"/>SECTION: Orderer</text:span></text:span></text:p>
      <text:p text:style-name="P9"><text:span text:style-name="Source_20_Text"><text:span text:style-name="T45"><text:tab/><text:tab/>line 83 <text:s/>Orderer: &amp;OrdererDefaults</text:span></text:span></text:p>
      <text:p text:style-name="P9"><text:span text:style-name="Source_20_Text"><text:span text:style-name="T45"><text:tab/><text:tab/>line:89 <text:s text:c="2"/>Addresses:</text:span></text:span></text:p>
      <text:p text:style-name="P9"><text:span text:style-name="Source_20_Text"><text:span text:style-name="T45"><text:tab/><text:tab/><text:tab/><text:tab/>- &lt;1</text:span></text:span><text:span text:style-name="Source_20_Text"><text:span text:style-name="T80">st</text:span></text:span><text:span text:style-name="Source_20_Text"><text:span text:style-name="T45"> Machine-privateIp-address&gt;:7050 <text:s/>//replace ip address</text:span></text:span></text:p>
      <text:p text:style-name="P9"><text:span text:style-name="Source_20_Text"><text:span text:style-name="T72"/></text:span></text:p>
      <text:p text:style-name="P31"><text:span text:style-name="T11"><text:tab/></text:span><text:span text:style-name="T85">2)</text:span><text:span text:style-name="Source_20_Text"><text:span text:style-name="T76">Replace the IP addresses in HOST1 and HOST2 with your own IPs or <text:tab/><text:tab/>FQDNs ./howtobuild.sh</text:span></text:span></text:p>
      <text:p text:style-name="P31"/>
      <text:p text:style-name="P30"><text:tab/><text:tab/><text:span text:style-name="T31"> </text:span></text:p>
      <text:p text:style-name="P31"><text:span text:style-name="Source_20_Text"><text:span text:style-name="T76"><text:tab/></text:span></text:span><text:span text:style-name="Source_20_Text"><text:span text:style-name="T65">ubuntu@ip-&lt;1st-ip-addresss&gt;:~/1channel-2org-3peer-<text:tab/><text:tab/><text:tab/>2host/composer$ </text:span></text:span><text:span text:style-name="Source_20_Text"><text:span text:style-name="T66">sudo nano </text:span></text:span><text:span text:style-name="Source_20_Text"><text:span text:style-name="T65">howtobuild.sh </text:span></text:span></text:p>
      <text:p text:style-name="P31"><text:tab/><text:tab/><text:tab/><text:span text:style-name="T31">=&gt; change two line ip address set </text:span></text:p>
      <text:p text:style-name="P31"><text:span text:style-name="Source_20_Text"><text:span text:style-name="T65"><text:tab/><text:tab/><text:tab/></text:span></text:span><text:span text:style-name="Source_20_Text"><text:span text:style-name="T66">HOST1="</text:span></text:span><text:span text:style-name="Source_20_Text"><text:span text:style-name="T65">&lt;1st-</text:span></text:span><text:span text:style-name="Source_20_Text"><text:span text:style-name="T66">machine-private-ip</text:span></text:span><text:span text:style-name="Source_20_Text"><text:span text:style-name="T65">&gt;</text:span></text:span><text:span text:style-name="Source_20_Text"><text:span text:style-name="T66">" </text:span></text:span></text:p>
      <text:p text:style-name="P31"><text:span text:style-name="Source_20_Text"><text:span text:style-name="T66"><text:tab/><text:tab/><text:tab/>HOST2="</text:span></text:span><text:span text:style-name="Source_20_Text"><text:span text:style-name="T65">&lt;</text:span></text:span><text:span text:style-name="Source_20_Text"><text:span text:style-name="T66">2</text:span></text:span><text:span text:style-name="Source_20_Text"><text:span text:style-name="T65">st-</text:span></text:span><text:span text:style-name="Source_20_Text"><text:span text:style-name="T66">machine-private-ip</text:span></text:span><text:span text:style-name="Source_20_Text"><text:span text:style-name="T65">&gt;</text:span></text:span><text:span text:style-name="Source_20_Text"><text:span text:style-name="T66">"</text:span></text:span></text:p>
      <text:p text:style-name="P31"/>
      <text:p text:style-name="P31"><text:span text:style-name="Source_20_Text"><text:span text:style-name="T66"><text:tab/>=&gt; after change ip then <text:s/>close and save file </text:span></text:span></text:p>
      <text:p text:style-name="P31"/>
      <text:p text:style-name="P31"><text:span text:style-name="Source_20_Text"><text:span text:style-name="T66"><text:tab/></text:span></text:span><text:span text:style-name="Source_20_Text"><text:span text:style-name="T65">ubuntu@ip-&lt;1st-ip-addresss&gt;:~/1channel-2org-3peer-<text:tab/><text:tab/><text:tab/>2host/composer$</text:span></text:span></text:p>
      <text:p text:style-name="P31"/>
      <text:p text:style-name="P31"><text:span text:style-name="Source_20_Text"><text:span text:style-name="T65"><text:tab/></text:span></text:span><text:span text:style-name="Source_20_Text"><text:span text:style-name="T66">=&gt; <text:s/>run <text:s/>script <text:s text:c="2"/></text:span></text:span><text:span text:style-name="Source_20_Text"><text:span text:style-name="T65">howtobuild.</text:span></text:span><text:span text:style-name="Source_20_Text"><text:span text:style-name="T66">sh </text:span></text:span></text:p>
      <text:p text:style-name="P31"/>
      <text:p text:style-name="P32"><text:span text:style-name="Source_20_Text"><text:span text:style-name="T66"><text:tab/><text:tab/>- </text:span></text:span><text:span text:style-name="Source_20_Text"><text:span text:style-name="T67">Generate the Certificates for Organizations, Administrators and Users</text:span></text:span></text:p>
      <text:p text:style-name="P32"><text:span text:style-name="Source_20_Text"><text:span text:style-name="T67"><text:tab/><text:tab/>- We will first define some environment variables.</text:span></text:span></text:p>
      <text:p text:style-name="P32"><text:span text:style-name="Source_20_Text"><text:span text:style-name="T67"><text:tab/><text:tab/>- we generate the genesis block using profile OrdererGenesis</text:span></text:span></text:p>
      <text:p text:style-name="P32"><text:span text:style-name="Source_20_Text"><text:span text:style-name="T67"><text:tab/><text:tab/>- generating the Anchor Peer update file for each channel. In our d <text:tab/><text:tab/><text:tab/>design, we will have all peers as anchor peers in each channel</text:span></text:span></text:p>
      <text:p text:style-name="P32"/>
      <text:p text:style-name="P32"><text:span text:style-name="Source_20_Text"><text:span text:style-name="T65"><text:tab/>ubuntu@ip-&lt;1st-ip-addresss&gt;:~/1channel-2org-3peer-<text:tab/><text:tab/><text:tab/>2host/composer$ </text:span></text:span><text:span text:style-name="Source_20_Text"><text:span text:style-name="T66">sudo ./</text:span></text:span><text:span text:style-name="Source_20_Text"><text:span text:style-name="T65">howtobuild.sh </text:span></text:span></text:p>
      <text:p text:style-name="P32"><text:tab/></text:p>
      <text:p text:style-name="P32"><text:soft-page-break/><text:tab/><text:span text:style-name="T87">=&gt; after script run successfully </text:span></text:p>
      <text:p text:style-name="P32"/>
      <text:p text:style-name="P32"><text:tab/><text:span text:style-name="Source_20_Text"><text:span text:style-name="T65">ubuntu@ip-&lt;1st-ip-addresss&gt;:~/1channel-2org-3peer-2host/composer$</text:span></text:span><text:span text:style-name="Source_20_Text"><text:span text:style-name="T67">ls</text:span></text:span></text:p>
      <text:p text:style-name="P32"><text:span text:style-name="Source_20_Text"><text:span text:style-name="T67"><text:tab/></text:span></text:span></text:p>
      <text:p text:style-name="P32"><text:span text:style-name="Source_20_Text"><text:span text:style-name="T67"><text:tab/><text:tab/>channeliot1.tx <text:s text:c="9"/>crypto-config <text:s text:c="12"/>docker-compose.yml </text:span></text:span></text:p>
      <text:p text:style-name="P32"><text:span text:style-name="Source_20_Text"><text:span text:style-name="T67"><text:tab/><text:tab/>composer-genesis.block <text:s/>crypto-config.yaml <text:s text:c="7"/>howtobuild.sh </text:span></text:span></text:p>
      <text:p text:style-name="P32"><text:span text:style-name="Source_20_Text"><text:span text:style-name="T67"><text:tab/><text:tab/>configtx.yaml <text:s text:c="10"/>docker-compose-peer2.yml </text:span></text:span></text:p>
      <text:p text:style-name="P32"/>
      <text:p text:style-name="P32"><text:tab/></text:p>
      <text:p text:style-name="P32"><text:span text:style-name="Source_20_Text"><text:span text:style-name="T65"><text:tab/><text:tab/></text:span></text:span></text:p>
      <text:p text:style-name="P33"><text:span text:style-name="Source_20_Text"><text:span text:style-name="T65"><text:tab/>ubuntu@ip-&lt;1st-ip-addresss&gt;:~/1channel-2org-3peer-2host/composer$</text:span></text:span><text:span text:style-name="Source_20_Text"><text:span text:style-name="T68">cd ..</text:span></text:span></text:p>
      <text:p text:style-name="P33"/>
      <text:p text:style-name="P33"><text:span text:style-name="Source_20_Text"><text:span text:style-name="T68"><text:tab/></text:span></text:span><text:span text:style-name="Source_20_Text"><text:span text:style-name="T65">ubuntu@ip-&lt;1st-ip-addresss&gt;:~/1channel-2org-3peer-2host$</text:span></text:span></text:p>
      <text:p text:style-name="P33"><text:span text:style-name="Source_20_Text"><text:span text:style-name="T68"><text:tab/></text:span></text:span></text:p>
      <text:p text:style-name="P1"/>
      <text:p text:style-name="P31"><text:span text:style-name="Source_20_Text"><text:span text:style-name="T75"/></text:span></text:p>
      <text:p text:style-name="P10"/>
      <text:p text:style-name="P10"><text:span text:style-name="T19">step</text:span><text:span text:style-name="T17">5</text:span><text:span text:style-name="T19">. </text:span><text:span text:style-name="T20">services conatiner ca(ca.org1/2.iotblockchain.com) <text:s/>change the <text:s/>ca.keyfile</text:span><text:span text:style-name="T17"> <text:s/>(1</text:span><text:span text:style-name="T5">st</text:span><text:span text:style-name="T17"> Machine)</text:span></text:p>
      <text:p text:style-name="P51"/>
      <text:p text:style-name="P10"><text:span text:style-name="Source_20_Text"><text:span text:style-name="T44"><text:tab/>ubuntu@ip-&lt;1st-ip-addresss&gt;:~/1channel-2org-3peer-<text:tab/><text:tab/><text:tab/>2host$</text:span></text:span></text:p>
      <text:p text:style-name="P10"><text:span text:style-name="Source_20_Text"><text:span text:style-name="T44"><text:tab/>ubuntu@ip-&lt;1st-ip-addresss&gt;:~/1channel-2org-3peer-<text:tab/><text:tab/><text:tab/>2host$ </text:span></text:span><text:span text:style-name="Source_20_Text"><text:span text:style-name="T46">cd <text:s/></text:span></text:span><text:span text:style-name="Source_20_Text"><text:span text:style-name="T44">composer</text:span></text:span></text:p>
      <text:p text:style-name="P10"/>
      <text:p text:style-name="P10"/>
      <text:p text:style-name="P10"><text:span text:style-name="Source_20_Text"><text:span text:style-name="T44"><text:tab/>ubuntu@ip-&lt;1st-ip-addresss&gt;:~/1channel-2org-3peer-<text:tab/><text:tab/><text:tab/>2host/composer$</text:span></text:span><text:span text:style-name="Source_20_Text"><text:span text:style-name="T47">ls</text:span></text:span></text:p>
      <text:p text:style-name="P34"><text:span text:style-name="Source_20_Text"><text:span text:style-name="T67"><text:tab/></text:span></text:span></text:p>
      <text:p text:style-name="P34"><text:span text:style-name="Source_20_Text"><text:span text:style-name="T67"><text:tab/><text:tab/>channeliot1.tx <text:s text:c="9"/>crypto-config <text:s text:c="12"/>docker-compose.yml </text:span></text:span></text:p>
      <text:p text:style-name="P34"><text:span text:style-name="Source_20_Text"><text:span text:style-name="T67"><text:tab/><text:tab/>composer-genesis.block <text:s/>crypto-config.yaml <text:s text:c="7"/>howtobuild.sh </text:span></text:span></text:p>
      <text:p text:style-name="P34"><text:span text:style-name="Source_20_Text"><text:span text:style-name="T67"><text:tab/><text:tab/>configtx.yaml <text:s text:c="10"/>docker-compose-peer2.yml </text:span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pan text:style-name="Source_20_Text"><text:span text:style-name="T67"><text:tab/></text:span></text:span><text:span text:style-name="Source_20_Text"><text:span text:style-name="T69">1</text:span></text:span><text:span text:style-name="Source_20_Text"><text:span text:style-name="T70">)</text:span></text:span><text:span text:style-name="Source_20_Text"><text:span text:style-name="T77">Replace the org1 ca.keyfile <text:s/>name <text:s/>for docker-composer.yml(set path)</text:span></text:span></text:p>
      <text:p text:style-name="P35"><text:span text:style-name="Source_20_Text"><text:span text:style-name="T77"><text:tab/><text:tab/></text:span></text:span></text:p>
      <text:p text:style-name="P11"><text:span text:style-name="Source_20_Text"><text:span text:style-name="T44"><text:tab/><text:tab/>ubuntu@ip-&lt;1st-ip-addresss&gt;:~/1channel-2org-3peer-<text:tab/><text:tab/><text:tab/>2host/composer$ </text:span></text:span><text:span text:style-name="Source_20_Text"><text:span text:style-name="T48">sudo nano ./</text:span></text:span><text:span text:style-name="Source_20_Text"><text:span text:style-name="T47">docker-compose.yml </text:span></text:span></text:p>
      <text:p text:style-name="P12"><text:tab/><text:tab/></text:p>
      <text:p text:style-name="P13"><text:span text:style-name="Source_20_Text"><text:span text:style-name="T49"><text:tab/><text:tab/></text:span></text:span><text:span text:style-name="Source_20_Text"><text:span text:style-name="T44">- </text:span></text:span><text:span text:style-name="Source_20_Text"><text:span text:style-name="T50">services: </text:span></text:span></text:p>
      <text:p text:style-name="P13"><text:span text:style-name="Source_20_Text"><text:span text:style-name="T50"><text:s text:c="2"/><text:tab/><text:tab/><text:tab/>ca.org1.iotblockchain.com:</text:span></text:span></text:p>
      <text:p text:style-name="P13"><text:span text:style-name="Source_20_Text"><text:span text:style-name="T50"><text:tab/><text:tab/> <text:tab/>line:11<text:tab/>command: <text:s text:c="2"/>_sk name replace</text:span></text:span></text:p>
      <text:p text:style-name="P13"><text:soft-page-break/><text:span text:style-name="Source_20_Text"><text:span text:style-name="T50"><text:tab/><text:tab/>- </text:span></text:span><text:span text:style-name="Source_20_Text"><text:span text:style-name="T49">replace the ca.keyfile</text:span></text:span></text:p>
      <text:p text:style-name="P12"><text:span text:style-name="Source_20_Text"><text:span text:style-name="T49"><text:tab/><text:tab/>- get the file name </text:span></text:span><text:span text:style-name="Source_20_Text"><text:span text:style-name="T50">location follow below command</text:span></text:span></text:p>
      <text:p text:style-name="P12"/>
      <text:p text:style-name="P12"><text:span text:style-name="Source_20_Text"><text:span text:style-name="T49"><text:line-break/><text:tab/><text:tab/></text:span></text:span><text:span text:style-name="Source_20_Text"><text:span text:style-name="T44">ubuntu@ip-&lt;1st-ip-addresss&gt;</text:span></text:span><text:span text:style-name="Source_20_Text"><text:span text:style-name="T49">:~/</text:span></text:span><text:span text:style-name="Source_20_Text"><text:span text:style-name="T44">1channel-2org-3peer-<text:tab/><text:tab/><text:tab/>2host</text:span></text:span><text:span text:style-name="Source_20_Text"><text:span text:style-name="T49">/composer/crypto-<text:tab/><text:tab/><text:tab/>config/peerOrganizations/org1.iotblockchain.com/ca$ ls </text:span></text:span></text:p>
      <text:p text:style-name="P12"><text:span text:style-name="Source_20_Text"><text:span text:style-name="T50"><text:tab/><text:tab/>abc</text:span></text:span><text:span text:style-name="Source_20_Text"><text:span text:style-name="T49">_sk <text:tab/>ca.org1.iotblockchain.com-cert.pem </text:span></text:span></text:p>
      <text:p text:style-name="P12"><text:span text:style-name="Source_20_Text"><text:span text:style-name="T49"/></text:span></text:p>
      <text:p text:style-name="P12"><text:span text:style-name="Source_20_Text"><text:span text:style-name="T49"><text:tab/></text:span></text:span></text:p>
      <text:p text:style-name="P12"><text:span text:style-name="Source_20_Text"><text:span text:style-name="T49"><text:tab/>- copy the _sk file name and replace the docker-composer.yml </text:span></text:span><text:span text:style-name="Source_20_Text"><text:span text:style-name="T50">for above <text:tab/>location</text:span></text:span></text:p>
      <text:p text:style-name="P11"><text:tab/><text:tab/><text:tab/></text:p>
      <text:p text:style-name="P36"><text:span text:style-name="Source_20_Text"><text:span text:style-name="T69"><text:s text:c="8"/></text:span></text:span><text:span text:style-name="Source_20_Text"><text:span text:style-name="T71">2</text:span></text:span><text:span text:style-name="Source_20_Text"><text:span text:style-name="T70">)</text:span></text:span><text:span text:style-name="Source_20_Text"><text:span text:style-name="T77">Replace the org</text:span></text:span><text:span text:style-name="Source_20_Text"><text:span text:style-name="T78">2</text:span></text:span><text:span text:style-name="Source_20_Text"><text:span text:style-name="T77"> ca.keyfile <text:s/>name <text:s/>for docker-composer-</text:span></text:span><text:span text:style-name="Source_20_Text"><text:span text:style-name="T78">peer2</text:span></text:span><text:span text:style-name="Source_20_Text"><text:span text:style-name="T77">.yml(set path)</text:span></text:span></text:p>
      <text:p text:style-name="P36"><text:span text:style-name="Source_20_Text"><text:span text:style-name="T77"><text:tab/><text:tab/></text:span></text:span></text:p>
      <text:p text:style-name="P12"><text:span text:style-name="Source_20_Text"><text:span text:style-name="T44"><text:tab/><text:tab/>ubuntu@ip-&lt;1st-ip-addresss&gt;:~/1channel-2org-3peer-<text:tab/><text:tab/><text:tab/>2host/composer$ </text:span></text:span><text:span text:style-name="Source_20_Text"><text:span text:style-name="T48">sudo nano ./</text:span></text:span><text:span text:style-name="Source_20_Text"><text:span text:style-name="T47">docker-compose-</text:span></text:span><text:span text:style-name="Source_20_Text"><text:span text:style-name="T49">peer2</text:span></text:span><text:span text:style-name="Source_20_Text"><text:span text:style-name="T47">.yml </text:span></text:span></text:p>
      <text:p text:style-name="P12"/>
      <text:p text:style-name="P13"><text:tab/><text:tab/><text:span text:style-name="Source_20_Text"><text:span text:style-name="T44">- </text:span></text:span><text:span text:style-name="Source_20_Text"><text:span text:style-name="T50">services: </text:span></text:span></text:p>
      <text:p text:style-name="P13"><text:span text:style-name="Source_20_Text"><text:span text:style-name="T50"><text:s text:c="2"/><text:tab/><text:tab/><text:tab/>ca.org2.iotblockchain.com:</text:span></text:span></text:p>
      <text:p text:style-name="P13"><text:span text:style-name="Source_20_Text"><text:span text:style-name="T50"><text:tab/><text:tab/> <text:tab/>line:11<text:tab/>command: <text:s text:c="2"/>_sk name replace</text:span></text:span></text:p>
      <text:p text:style-name="P13"><text:span text:style-name="Source_20_Text"><text:span text:style-name="T50"><text:tab/><text:tab/>- </text:span></text:span><text:span text:style-name="Source_20_Text"><text:span text:style-name="T49">replace the ca.keyfile</text:span></text:span></text:p>
      <text:p text:style-name="P13"><text:span text:style-name="Source_20_Text"><text:span text:style-name="T49"><text:tab/><text:tab/>- get the file name </text:span></text:span><text:span text:style-name="Source_20_Text"><text:span text:style-name="T50">location follow below command</text:span></text:span></text:p>
      <text:p text:style-name="P13"/>
      <text:p text:style-name="P13"/>
      <text:p text:style-name="P13"><text:span text:style-name="Source_20_Text"><text:span text:style-name="T50"><text:tab/><text:tab/></text:span></text:span><text:span text:style-name="Source_20_Text"><text:span text:style-name="T44">ubuntu@ip-&lt;1st-ip-addresss&gt;</text:span></text:span><text:span text:style-name="Source_20_Text"><text:span text:style-name="T49">:~/</text:span></text:span><text:span text:style-name="Source_20_Text"><text:span text:style-name="T44">1channel-2org-3peer-<text:tab/><text:tab/><text:tab/>2host</text:span></text:span><text:span text:style-name="Source_20_Text"><text:span text:style-name="T49">/composer/crypto-<text:tab/><text:tab/><text:tab/><text:tab/><text:tab/>config/peerOrganizations/org</text:span></text:span><text:span text:style-name="Source_20_Text"><text:span text:style-name="T64">2</text:span></text:span><text:span text:style-name="Source_20_Text"><text:span text:style-name="T49">.iotblockchain.com/ca$ ls </text:span></text:span></text:p>
      <text:p text:style-name="P13"><text:span text:style-name="Source_20_Text"><text:span text:style-name="T49"><text:tab/><text:tab/><text:tab/></text:span></text:span><text:span text:style-name="Source_20_Text"><text:span text:style-name="T50">abc</text:span></text:span><text:span text:style-name="Source_20_Text"><text:span text:style-name="T49">_sk <text:tab/>ca.org</text:span></text:span><text:span text:style-name="Source_20_Text"><text:span text:style-name="T64">2</text:span></text:span><text:span text:style-name="Source_20_Text"><text:span text:style-name="T49">.iotblockchain.com-cert.pem </text:span></text:span></text:p>
      <text:p text:style-name="P13"><text:tab/><text:tab/></text:p>
      <text:p text:style-name="P13"><text:tab/><text:tab/><text:span text:style-name="Source_20_Text"><text:span text:style-name="T49">- copy the _sk file name and replace the docker-composer-</text:span></text:span><text:span text:style-name="Source_20_Text"><text:span text:style-name="T64">peer2</text:span></text:span><text:span text:style-name="Source_20_Text"><text:span text:style-name="T49">.yml </text:span></text:span><text:span text:style-name="Source_20_Text"><text:span text:style-name="T50">for above <text:tab/><text:tab/>location</text:span></text:span></text:p>
      <text:p text:style-name="P13"><text:tab/><text:tab/><text:tab/></text:p>
      <text:p text:style-name="P11"/>
      <text:p text:style-name="P12"><text:span text:style-name="Source_20_Text"><text:span text:style-name="T36">step</text:span></text:span><text:span text:style-name="Source_20_Text"><text:span text:style-name="T38">6</text:span></text:span><text:span text:style-name="Source_20_Text"><text:span text:style-name="T36">. </text:span></text:span><text:span text:style-name="Source_20_Text"><text:span text:style-name="T39">Replace HOST1 and 2 IP Address</text:span></text:span><text:span text:style-name="Source_20_Text"><text:span text:style-name="T37"> (1</text:span></text:span><text:span text:style-name="Source_20_Text"><text:span text:style-name="T82">st</text:span></text:span><text:span text:style-name="Source_20_Text"><text:span text:style-name="T37"> Machine)</text:span></text:span></text:p>
      <text:p text:style-name="P12"><text:span text:style-name="Source_20_Text"><text:span text:style-name="T37"><text:tab/></text:span></text:span></text:p>
      <text:p text:style-name="P14"><text:span text:style-name="Source_20_Text"><text:span text:style-name="T37"><text:tab/></text:span></text:span><text:span text:style-name="Source_20_Text"><text:span text:style-name="T44">ubuntu@ip-&lt;1st-ip-addresss&gt;:~/1channel-2org-3peer-2host/composer$ </text:span></text:span></text:p>
      <text:p text:style-name="P14"/>
      <text:p text:style-name="P14"><text:span text:style-name="Source_20_Text"><text:span text:style-name="T44"><text:tab/>ubuntu@ip-&lt;1st-ip-addresss&gt;:~/1channel-2org-3peer-2host/$ </text:span></text:span><text:span text:style-name="Source_20_Text"><text:span text:style-name="T51">ls</text:span></text:span></text:p>
      <text:p text:style-name="P14"><text:span text:style-name="Source_20_Text"><text:span text:style-name="T51"><text:tab/></text:span></text:span></text:p>
      <text:p text:style-name="P14"><text:span text:style-name="Source_20_Text"><text:span text:style-name="T79"><text:tab/><text:tab/></text:span></text:span><text:span text:style-name="Source_20_Text"><text:span text:style-name="T52">bin <text:s text:c="20"/>endorsement-policy.json <text:s/>stopFabric-Peer1.sh </text:span></text:span></text:p>
      <text:p text:style-name="P43"><text:soft-page-break/><text:tab/><text:tab/>bna <text:s text:c="20"/>iot-network@0.0.2.bna <text:s text:c="3"/>stopFabric.sh </text:p>
      <text:p text:style-name="P43"><text:tab/><text:tab/>composer <text:s text:c="15"/>README.md <text:s text:c="15"/>teardownAllDocker.sh </text:p>
      <text:p text:style-name="P43"><text:tab/><text:tab/>createPeerAdminCard.sh <text:s/>startFabric-Peer2.sh <text:s text:c="4"/>teardownFabric.sh </text:p>
      <text:p text:style-name="P43"><text:tab/><text:tab/>downloadFabric.sh <text:s text:c="6"/>startFabric.sh </text:p>
      <text:p text:style-name="P14"/>
      <text:p text:style-name="P14"/>
      <text:p text:style-name="P14"><text:span text:style-name="Source_20_Text"><text:span text:style-name="T52"><text:tab/></text:span></text:span><text:span text:style-name="Source_20_Text"><text:span text:style-name="T51">1</text:span></text:span><text:span text:style-name="Source_20_Text"><text:span text:style-name="T45">)</text:span></text:span><text:span text:style-name="Source_20_Text"><text:span text:style-name="T73">Replace </text:span></text:span><text:span text:style-name="Source_20_Text"><text:span text:style-name="T74">the IP Host in startFabric-Peer2.sh <text:s/>(ip-address-1st machine)</text:span></text:span></text:p>
      <text:p text:style-name="P14"><text:tab/><text:tab/><text:span text:style-name="Source_20_Text"><text:span text:style-name="T44">ubuntu@ip-&lt;1st-ip-addresss&gt;:~/1channel-2org-3peer-<text:tab/><text:tab/><text:tab/>2host$ </text:span></text:span><text:span text:style-name="Source_20_Text"><text:span text:style-name="T51">sudo nano <text:s/></text:span></text:span><text:span text:style-name="Source_20_Text"><text:span text:style-name="T52">startFabric-Peer2.sh</text:span></text:span></text:p>
      <text:p text:style-name="P14"/>
      <text:p text:style-name="P14"><text:span text:style-name="Source_20_Text"><text:span text:style-name="T52"><text:tab/><text:tab/>- </text:span></text:span><text:span text:style-name="Source_20_Text"><text:span text:style-name="T51">replace the first machine ip address</text:span></text:span></text:p>
      <text:p text:style-name="P14"/>
      <text:p text:style-name="P14"><text:span text:style-name="Source_20_Text"><text:span text:style-name="T51"><text:tab/><text:tab/>line:65,71,78 channel fetch config <text:s text:c="3"/>&lt;</text:span></text:span><text:span text:style-name="Source_20_Text"><text:span text:style-name="T44">1st-</text:span></text:span><text:span text:style-name="Source_20_Text"><text:span text:style-name="T52">machine-private-ip</text:span></text:span><text:span text:style-name="Source_20_Text"><text:span text:style-name="T51">&gt;:7050 </text:span></text:span></text:p>
      <text:p text:style-name="P14"><text:span text:style-name="Source_20_Text"><text:span text:style-name="T51"><text:tab/><text:tab/>total 3 line change ip 65,71,78 <text:s text:c="4"/>-c channeliot1</text:span></text:span></text:p>
      <text:p text:style-name="P14"/>
      <text:p text:style-name="P14"><text:span text:style-name="Source_20_Text"><text:span text:style-name="T73"><text:tab/></text:span></text:span><text:span text:style-name="Source_20_Text"><text:span text:style-name="T49">2</text:span></text:span><text:span text:style-name="Source_20_Text"><text:span text:style-name="T45">)</text:span></text:span><text:span text:style-name="Source_20_Text"><text:span text:style-name="T73">Replace </text:span></text:span><text:span text:style-name="Source_20_Text"><text:span text:style-name="T74">the IP Host in <text:s/>createPeerAdminCard.sh</text:span></text:span></text:p>
      <text:p text:style-name="P14"/>
      <text:p text:style-name="P14"/>
      <text:p text:style-name="P14"><text:span text:style-name="Source_20_Text"><text:span text:style-name="T74"><text:tab/><text:tab/></text:span></text:span><text:span text:style-name="Source_20_Text"><text:span text:style-name="T44">ubuntu@ip-&lt;1st-ip-addresss&gt;:~/1channel-2org-3peer-<text:tab/><text:tab/><text:tab/>2host$ </text:span></text:span><text:span text:style-name="Source_20_Text"><text:span text:style-name="T51">sudo nano createPeerAdminCard</text:span></text:span><text:span text:style-name="Source_20_Text"><text:span text:style-name="T52">.sh</text:span></text:span></text:p>
      <text:p text:style-name="P14"><text:tab/><text:tab/></text:p>
      <text:p text:style-name="P14"><text:span text:style-name="Source_20_Text"><text:span text:style-name="T52"><text:tab/><text:tab/>- </text:span></text:span><text:span text:style-name="Source_20_Text"><text:span text:style-name="T51">replace the 2</text:span></text:span><text:span text:style-name="Source_20_Text"><text:span text:style-name="T81">nd</text:span></text:span><text:span text:style-name="Source_20_Text"><text:span text:style-name="T51"> machine private ip address apply </text:span></text:span></text:p>
      <text:p text:style-name="P14"><text:span text:style-name="Source_20_Text"><text:span text:style-name="T52"><text:tab/><text:tab/>- </text:span></text:span><text:span text:style-name="Source_20_Text"><text:span text:style-name="T51">total 17 line change ip address (2nd machine private ip)</text:span></text:span></text:p>
      <text:p text:style-name="P14"/>
      <text:p text:style-name="P14"/>
      <text:p text:style-name="P14"/>
      <text:p text:style-name="P14"/>
      <text:p text:style-name="P14"/>
      <text:p text:style-name="P22"><text:span text:style-name="Source_20_Text"><text:span text:style-name="T36">step</text:span></text:span><text:span text:style-name="Source_20_Text"><text:span text:style-name="T40">7</text:span></text:span><text:span text:style-name="Source_20_Text"><text:span text:style-name="T36">. <text:s/></text:span></text:span><text:span text:style-name="Source_20_Text"><text:span text:style-name="T40">Copy the </text:span></text:span><text:span text:style-name="Source_20_Text"><text:span text:style-name="T41">1channel-2org-2peer-2host </text:span></text:span><text:span text:style-name="Source_20_Text"><text:span text:style-name="T40"><text:s/>folder 1</text:span></text:span><text:span text:style-name="Source_20_Text"><text:span text:style-name="T83">st</text:span></text:span><text:span text:style-name="Source_20_Text"><text:span text:style-name="T40"> machine to 2</text:span></text:span><text:span text:style-name="Source_20_Text"><text:span text:style-name="T83">nd</text:span></text:span><text:span text:style-name="Source_20_Text"><text:span text:style-name="T40"> machine </text:span></text:span></text:p>
      <text:p text:style-name="P21"><text:span text:style-name="Source_20_Text"><text:span text:style-name="T40"><text:tab/></text:span></text:span></text:p>
      <text:p text:style-name="P21"><text:span text:style-name="Source_20_Text"><text:span text:style-name="T59"><text:tab/>At this point, if you have done these instructions for one machine, either <text:tab/>duplicate your VM at this time or prepare another environment with the same <text:tab/>steps as described so far until you get to git cloning this repo. Instead of <text:tab/>cloning the repo, scp -r the 1channel-2org-2peer-2host folder from the first <text:tab/>machine to the second.</text:span></text:span></text:p>
      <text:p text:style-name="P21"/>
      <text:p text:style-name="P21"><text:span text:style-name="Source_20_Text"><text:span text:style-name="T40"/></text:span></text:p>
      <text:p text:style-name="P15"><text:span text:style-name="Source_20_Text"><text:span text:style-name="T40"><text:tab/></text:span></text:span><text:span text:style-name="Source_20_Text"><text:span text:style-name="T44">ubuntu@ip-&lt;1st-ip-addresss&gt;:~/1channel-2org-3peer-2host/composer$</text:span></text:span></text:p>
      <text:p text:style-name="P15"/>
      <text:p text:style-name="P15"><text:span text:style-name="Source_20_Text"><text:span text:style-name="T44"><text:tab/>ubuntu@ip-&lt;1st-ip-addresss&gt;:~/1channel-2org-3peer-2host/composer$ </text:span></text:span><text:span text:style-name="Source_20_Text"><text:span text:style-name="T53">cd ../..</text:span></text:span></text:p>
      <text:p text:style-name="P21"><text:soft-page-break/><text:span text:style-name="Source_20_Text"><text:span text:style-name="T53"><text:tab/></text:span></text:span><text:span text:style-name="Source_20_Text"><text:span text:style-name="T44">ubuntu@ip-&lt;1st-ip-addresss&gt;:~$ </text:span></text:span><text:span text:style-name="Source_20_Text"><text:span text:style-name="T59">scp -i ec2.pem <text:s/></text:span></text:span><text:span text:style-name="Source_20_Text"><text:span text:style-name="T44">1channel-2org-3peer-2host</text:span></text:span><text:span text:style-name="Source_20_Text"><text:span text:style-name="T59"> ubuntu@&lt;2nd machine ec2 instace&gt;:/</text:span></text:span></text:p>
      <text:p text:style-name="P15"/>
      <text:p text:style-name="P15"/>
      <text:p text:style-name="P15"/>
      <text:p text:style-name="P15"/>
      <text:p text:style-name="P15"><text:span text:style-name="Source_20_Text"><text:span text:style-name="T36">step</text:span></text:span><text:span text:style-name="Source_20_Text"><text:span text:style-name="T40">8</text:span></text:span><text:span text:style-name="Source_20_Text"><text:span text:style-name="T36">. <text:s/></text:span></text:span><text:span text:style-name="Source_20_Text"><text:span text:style-name="T40">On the first machine run script <text:s/>startFabric.sh</text:span></text:span></text:p>
      <text:p text:style-name="P19"><text:tab/><text:span text:style-name="Source_20_Text"><text:span text:style-name="T44">ubuntu@ip-&lt;1st-ip-addresss&gt;:~/1channel-2org-3peer-2host$</text:span></text:span></text:p>
      <text:p text:style-name="P19"><text:tab/><text:span text:style-name="Source_20_Text"><text:span text:style-name="T44">ubuntu@ip-&lt;</text:span></text:span><text:span text:style-name="Source_20_Text"><text:span text:style-name="T57">1st</text:span></text:span><text:span text:style-name="Source_20_Text"><text:span text:style-name="T44">-ip-addresss&gt;:~/1channel-2org-3peer-2host/$</text:span></text:span><text:span text:style-name="Source_20_Text"><text:span text:style-name="T53">ls</text:span></text:span></text:p>
      <text:p text:style-name="P19"><text:tab/><text:tab/><text:span text:style-name="Source_20_Text"><text:span text:style-name="T52">bin <text:s text:c="20"/>endorsement-policy.json <text:s/>stopFabric-Peer1.sh </text:span></text:span></text:p>
      <text:p text:style-name="P46"><text:tab/><text:tab/>bna <text:s text:c="20"/>iot-network@0.0.2.bna <text:s text:c="3"/>stopFabric.sh </text:p>
      <text:p text:style-name="P46"><text:tab/><text:tab/>composer <text:s text:c="15"/>README.md <text:s text:c="15"/>teardownAllDocker.sh </text:p>
      <text:p text:style-name="P46"><text:tab/><text:tab/>createPeerAdminCard.sh <text:s/>startFabric-Peer2.sh <text:s text:c="4"/>teardownFabric.sh </text:p>
      <text:p text:style-name="P46"><text:tab/><text:tab/>downloadFabric.sh <text:s text:c="6"/>startFabric.sh </text:p>
      <text:p text:style-name="P27"><text:tab/></text:p>
      <text:p text:style-name="P27"><text:tab/><text:span text:style-name="Source_20_Text"><text:span text:style-name="T44">ubuntu@ip-&lt;</text:span></text:span><text:span text:style-name="Source_20_Text"><text:span text:style-name="T58">1st</text:span></text:span><text:span text:style-name="Source_20_Text"><text:span text:style-name="T44">-ip-addresss&gt;:~/1channel-2org-3peer-2host/$ </text:span></text:span><text:span text:style-name="Source_20_Text"><text:span text:style-name="T53">sudo ./</text:span></text:span><text:span text:style-name="Source_20_Text"><text:span text:style-name="T52"> <text:tab/>stopFabric.sh</text:span></text:span><text:tab/></text:p>
      <text:p text:style-name="P27"><text:tab/> <text:span text:style-name="Source_20_Text"><text:span text:style-name="T44">ubuntu@ip-&lt;</text:span></text:span><text:span text:style-name="Source_20_Text"><text:span text:style-name="T58">1st</text:span></text:span><text:span text:style-name="Source_20_Text"><text:span text:style-name="T44">-ip-addresss&gt;:~/1channel-2org-3peer-2host/$ </text:span></text:span><text:span text:style-name="Source_20_Text"><text:span text:style-name="T53">sudo ./</text:span></text:span><text:span text:style-name="Source_20_Text"><text:span text:style-name="T52"> <text:tab/>teardownAllDocker.sh</text:span></text:span></text:p>
      <text:p text:style-name="P20"><text:tab/><text:span text:style-name="Source_20_Text"><text:span text:style-name="T44">ubuntu@ip-&lt;</text:span></text:span><text:span text:style-name="Source_20_Text"><text:span text:style-name="T58">1st</text:span></text:span><text:span text:style-name="Source_20_Text"><text:span text:style-name="T44">-ip-addresss&gt;:~/1channel-2org-3peer-2host/$ </text:span></text:span><text:span text:style-name="Source_20_Text"><text:span text:style-name="T53">sudo ./</text:span></text:span><text:span text:style-name="Source_20_Text"><text:span text:style-name="T52"> <text:tab/>startFabric.sh</text:span></text:span></text:p>
      <text:p text:style-name="P20"><text:tab/></text:p>
      <text:p text:style-name="P20"><text:tab/><text:span text:style-name="Source_20_Text"><text:span text:style-name="T44">ubuntu@ip-&lt;</text:span></text:span><text:span text:style-name="Source_20_Text"><text:span text:style-name="T58">1st</text:span></text:span><text:span text:style-name="Source_20_Text"><text:span text:style-name="T44">-ip-addresss&gt;:~/1channel-2org-3peer-2host/$</text:span></text:span><text:span text:style-name="Source_20_Text"><text:span text:style-name="T56">sudo docker ps </text:span></text:span></text:p>
      <text:p text:style-name="P20"><text:span text:style-name="Source_20_Text"><text:span text:style-name="T56"><text:tab/><text:tab/></text:span></text:span><text:span text:style-name="Source_20_Text"><text:span text:style-name="T57">- show the runing container</text:span></text:span></text:p>
      <text:p text:style-name="P20"/>
      <text:p text:style-name="P20"><text:span text:style-name="Source_20_Text"><text:span text:style-name="T52"/></text:span></text:p>
      <text:p text:style-name="P15"><text:span text:style-name="Source_20_Text"><text:span text:style-name="T36">step</text:span></text:span><text:span text:style-name="Source_20_Text"><text:span text:style-name="T40">9</text:span></text:span><text:span text:style-name="Source_20_Text"><text:span text:style-name="T36">. <text:s/></text:span></text:span><text:span text:style-name="Source_20_Text"><text:span text:style-name="T40">On the second machine run script <text:s/>startFabric-Peer2.sh</text:span></text:span></text:p>
      <text:p text:style-name="P15"><text:span text:style-name="Source_20_Text"><text:span text:style-name="T40"/></text:span></text:p>
      <text:p text:style-name="P21"><text:span text:style-name="Source_20_Text"><text:span text:style-name="T40"><text:tab/> </text:span></text:span><text:span text:style-name="Source_20_Text"><text:span text:style-name="T44"><text:s/>- <text:s/></text:span></text:span><text:span text:style-name="Source_20_Text"><text:span text:style-name="T59">please checkout the copy the first host machine folder </text:span></text:span><text:span text:style-name="Source_20_Text"><text:span text:style-name="T44">1channel-2org-3peer-</text:span></text:span><text:span text:style-name="Source_20_Text"><text:span text:style-name="T59"><text:tab/><text:tab/></text:span></text:span><text:span text:style-name="Source_20_Text"><text:span text:style-name="T44">2host</text:span></text:span></text:p>
      <text:p text:style-name="P21"><text:span text:style-name="Source_20_Text"><text:span text:style-name="T44"><text:tab/>- </text:span></text:span><text:span text:style-name="Source_20_Text"><text:span text:style-name="T59">after that following below command </text:span></text:span></text:p>
      <text:p text:style-name="P21"><text:tab/><text:span text:style-name="Source_20_Text"><text:span text:style-name="T44">ubuntu@ip-&lt;</text:span></text:span><text:span text:style-name="Source_20_Text"><text:span text:style-name="T54">2nd</text:span></text:span><text:span text:style-name="Source_20_Text"><text:span text:style-name="T44">-ip-addresss&gt;:</text:span></text:span></text:p>
      <text:p text:style-name="P21"><text:span text:style-name="Source_20_Text"><text:span text:style-name="T44"><text:tab/>ubuntu@ip-&lt;</text:span></text:span><text:span text:style-name="Source_20_Text"><text:span text:style-name="T54">2nd</text:span></text:span><text:span text:style-name="Source_20_Text"><text:span text:style-name="T44">-ip-addresss&gt;: </text:span></text:span><text:span text:style-name="Source_20_Text"><text:span text:style-name="T59">cd <text:s/></text:span></text:span><text:span text:style-name="Source_20_Text"><text:span text:style-name="T44">1channel-2org-3peer-2host</text:span></text:span></text:p>
      <text:p text:style-name="P21"><text:span text:style-name="Source_20_Text"><text:span text:style-name="T44"><text:tab/>ubuntu@ip-&lt;</text:span></text:span><text:span text:style-name="Source_20_Text"><text:span text:style-name="T54">2nd</text:span></text:span><text:span text:style-name="Source_20_Text"><text:span text:style-name="T44">-ip-addresss&gt;:~/1channel-2org-3peer-2host/$</text:span></text:span></text:p>
      <text:p text:style-name="P16"><text:span text:style-name="Source_20_Text"><text:span text:style-name="T44"><text:tab/>ubuntu@ip-&lt;</text:span></text:span><text:span text:style-name="Source_20_Text"><text:span text:style-name="T54">2nd</text:span></text:span><text:span text:style-name="Source_20_Text"><text:span text:style-name="T44">-ip-addresss&gt;:~/1channel-2org-3peer-2host/$</text:span></text:span><text:span text:style-name="Source_20_Text"><text:span text:style-name="T53">ls</text:span></text:span></text:p>
      <text:p text:style-name="P16"><text:tab/><text:tab/><text:span text:style-name="Source_20_Text"><text:span text:style-name="T52">bin <text:s text:c="20"/>endorsement-policy.json <text:s/>stopFabric-Peer1.sh </text:span></text:span></text:p>
      <text:p text:style-name="P45"><text:tab/><text:tab/>bna <text:s text:c="20"/>iot-network@0.0.2.bna <text:s text:c="3"/>stopFabric.sh </text:p>
      <text:p text:style-name="P45"><text:tab/><text:tab/>composer <text:s text:c="15"/>README.md <text:s text:c="15"/>teardownAllDocker.sh </text:p>
      <text:p text:style-name="P45"><text:tab/><text:tab/>createPeerAdminCard.sh <text:s/>startFabric-Peer2.sh <text:s text:c="4"/>teardownFabric.sh </text:p>
      <text:p text:style-name="P45"><text:tab/><text:tab/>downloadFabric.sh <text:s text:c="6"/>startFabric.sh </text:p>
      <text:p text:style-name="P45"><text:soft-page-break/></text:p>
      <text:p text:style-name="P47"><text:span text:style-name="T22"><text:tab/><text:tab/>=&gt; </text:span><text:span text:style-name="T32">run script for <text:s text:c="3"/>downloadFabric.sh <text:s/>(pull image fabric )</text:span></text:p>
      <text:p text:style-name="P47"><text:tab/><text:tab/><text:tab/><text:span text:style-name="T89">notes: not every time run this scirpt (if not docker image not <text:tab/><text:tab/><text:tab/><text:tab/>avaiable then run it sciprt)</text:span></text:p>
      <text:p text:style-name="P47"><text:tab/></text:p>
      <text:p text:style-name="P47"><text:span text:style-name="T30"><text:tab/><text:tab/><text:tab/>ubuntu@ip-&lt;2nd-ip-addresss&gt;:~/1channel-2org-3peer-<text:tab/><text:tab/><text:tab/><text:tab/><text:tab/>2host$ </text:span>sudo ./ downloadFabric.sh</text:p>
      <text:p text:style-name="P40"><text:tab/><text:tab/><text:tab/></text:p>
      <text:p text:style-name="P40"><text:tab/><text:tab/><text:tab/><text:span text:style-name="T31">=&gt;after <text:s/>download succefully fabric images</text:span></text:p>
      <text:p text:style-name="P40"><text:tab/><text:tab/><text:span text:style-name="T24">=&gt; </text:span><text:span text:style-name="T33">run script for <text:s text:c="2"/></text:span><text:span text:style-name="T34">startFabric-Peer2</text:span><text:span text:style-name="T33">.sh </text:span><text:span text:style-name="T34">(run </text:span><text:span text:style-name="T35">docker </text:span><text:span text:style-name="T34"><text:s/>container</text:span><text:span text:style-name="T33"> )</text:span></text:p>
      <text:p text:style-name="P53"/>
      <text:p text:style-name="P27"><text:span text:style-name="Source_20_Text"><text:span text:style-name="T44"><text:tab/><text:tab/><text:tab/>ubuntu@ip-&lt;</text:span></text:span><text:span text:style-name="Source_20_Text"><text:span text:style-name="T54">2nd</text:span></text:span><text:span text:style-name="Source_20_Text"><text:span text:style-name="T44">-ip-addresss&gt;:~/1channel-2org-3peer-2host/$ <text:tab/><text:tab/><text:tab/><text:tab/></text:span></text:span><text:span text:style-name="Source_20_Text"><text:span text:style-name="T53">sudo ./</text:span></text:span><text:span text:style-name="Source_20_Text"><text:span text:style-name="T52"> stopFabric-Peer1.sh</text:span></text:span></text:p>
      <text:p text:style-name="P15"><text:tab/><text:tab/><text:tab/></text:p>
      <text:p text:style-name="P27"><text:tab/><text:tab/><text:tab/><text:span text:style-name="Source_20_Text"><text:span text:style-name="T44">ubuntu@ip-&lt;</text:span></text:span><text:span text:style-name="Source_20_Text"><text:span text:style-name="T54">2nd</text:span></text:span><text:span text:style-name="Source_20_Text"><text:span text:style-name="T44">-ip-addresss&gt;:~/1channel-2org-3peer-2host/$ <text:tab/><text:tab/><text:tab/><text:tab/></text:span></text:span><text:span text:style-name="Source_20_Text"><text:span text:style-name="T53">sudo ./</text:span></text:span><text:span text:style-name="Source_20_Text"><text:span text:style-name="T52"> teardownAllDocker.sh</text:span></text:span></text:p>
      <text:p text:style-name="P27"/>
      <text:p text:style-name="P27"><text:tab/><text:tab/><text:tab/><text:span text:style-name="Source_20_Text"><text:span text:style-name="T44">ubuntu@ip-&lt;</text:span></text:span><text:span text:style-name="Source_20_Text"><text:span text:style-name="T54">2nd</text:span></text:span><text:span text:style-name="Source_20_Text"><text:span text:style-name="T44">-ip-addresss&gt;:~/1channel-2org-3peer-2host/$ <text:tab/><text:tab/><text:tab/><text:tab/></text:span></text:span><text:span text:style-name="Source_20_Text"><text:span text:style-name="T53">sudo ./</text:span></text:span><text:span text:style-name="Source_20_Text"><text:span text:style-name="T52"> startFabric-Peer2.sh</text:span></text:span></text:p>
      <text:p text:style-name="P27"/>
      <text:p text:style-name="P18"><text:span text:style-name="Source_20_Text"><text:span text:style-name="T44"><text:tab/><text:tab/><text:tab/>ubuntu@ip-&lt;</text:span></text:span><text:span text:style-name="Source_20_Text"><text:span text:style-name="T54">2nd</text:span></text:span><text:span text:style-name="Source_20_Text"><text:span text:style-name="T44">-ip-addresss&gt;:~/1channel-2org-3peer-2host/$</text:span></text:span><text:span text:style-name="Source_20_Text"><text:span text:style-name="T56">sudo <text:tab/><text:tab/><text:tab/>docker ps </text:span></text:span></text:p>
      <text:p text:style-name="P18"><text:span text:style-name="Source_20_Text"><text:span text:style-name="T56"><text:tab/><text:tab/><text:tab/></text:span></text:span><text:span text:style-name="Source_20_Text"><text:span text:style-name="T57">- show the runing container</text:span></text:span></text:p>
      <text:p text:style-name="P15"/>
      <text:p text:style-name="P15"><text:span text:style-name="Source_20_Text"><text:span text:style-name="T36">step</text:span></text:span><text:span text:style-name="Source_20_Text"><text:span text:style-name="T40">10</text:span></text:span><text:span text:style-name="Source_20_Text"><text:span text:style-name="T36">. <text:s/></text:span></text:span><text:span text:style-name="Source_20_Text"><text:span text:style-name="T40">On the first machine run script <text:s/>createPeerAdminCard.sh <text:s/></text:span></text:span><text:span text:style-name="Source_20_Text"><text:span text:style-name="T43">(1</text:span></text:span><text:span text:style-name="Source_20_Text"><text:span text:style-name="T84">st</text:span></text:span><text:span text:style-name="Source_20_Text"><text:span text:style-name="T43"> machine)</text:span></text:span></text:p>
      <text:p text:style-name="P15"><text:span text:style-name="Source_20_Text"><text:span text:style-name="T40"/></text:span></text:p>
      <text:p text:style-name="P15"><text:tab/><text:span text:style-name="Source_20_Text"><text:span text:style-name="T44">ubuntu@ip-&lt;1st-ip-addresss&gt;:~/1channel-2org-3peer-2host/$</text:span></text:span></text:p>
      <text:p text:style-name="P15"><text:span text:style-name="Source_20_Text"><text:span text:style-name="T44"><text:tab/>ubuntu@ip-&lt;1st-ip-addresss&gt;:~/1channel-2org-3peer-2host/$</text:span></text:span><text:span text:style-name="Source_20_Text"><text:span text:style-name="T53">ls</text:span></text:span></text:p>
      <text:p text:style-name="P15"><text:tab/><text:tab/><text:span text:style-name="Source_20_Text"><text:span text:style-name="T52">bin <text:s text:c="20"/>endorsement-policy.json <text:s/>stopFabric-Peer1.sh </text:span></text:span></text:p>
      <text:p text:style-name="P44"><text:tab/><text:tab/>bna <text:s text:c="20"/>iot-network@0.0.2.bna <text:s text:c="3"/>stopFabric.sh </text:p>
      <text:p text:style-name="P44"><text:tab/><text:tab/>composer <text:s text:c="15"/>README.md <text:s text:c="15"/>teardownAllDocker.sh </text:p>
      <text:p text:style-name="P44"><text:tab/><text:tab/>createPeerAdminCard.sh <text:s/>startFabric-Peer2.sh <text:s text:c="4"/>teardownFabric.sh </text:p>
      <text:p text:style-name="P44"><text:tab/><text:tab/>downloadFabric.sh <text:s text:c="6"/>startFabric.sh </text:p>
      <text:p text:style-name="P44"/>
      <text:p text:style-name="P16"><text:span text:style-name="Source_20_Text"><text:span text:style-name="T44">ubuntu@ip-&lt;1st-ip-addresss&gt;:~/1channel-2org-3peer-2host/$ </text:span></text:span><text:span text:style-name="Source_20_Text"><text:span text:style-name="T54">sudo rm -fr ~/.composer</text:span></text:span></text:p>
      <text:p text:style-name="P15"><text:span text:style-name="Source_20_Text"><text:span text:style-name="T44">ubuntu@ip-&lt;1st-ip-addresss&gt;:~/1channel-2org-3peer-2host/$ </text:span></text:span><text:span text:style-name="Source_20_Text"><text:span text:style-name="T53">sudo ./</text:span></text:span><text:span text:style-name="Source_20_Text"><text:span text:style-name="T52">createPeerAdminCard.sh</text:span></text:span></text:p>
      <text:p text:style-name="P15"/>
      <text:p text:style-name="P15"><text:tab/>- <text:span text:style-name="T88">show the composer create card successfully </text:span></text:p>
      <text:p text:style-name="P15"/>
      <text:p text:style-name="P15"><text:soft-page-break/></text:p>
      <text:p text:style-name="P15"><text:span text:style-name="Source_20_Text"><text:span text:style-name="T36">step</text:span></text:span><text:span text:style-name="Source_20_Text"><text:span text:style-name="T40">11</text:span></text:span><text:span text:style-name="Source_20_Text"><text:span text:style-name="T36">. </text:span></text:span><text:span text:style-name="Source_20_Text"><text:span text:style-name="T40">Create the Composer profile on the First Machine and start Composer Playground and Blockchain Explorer</text:span></text:span></text:p>
      <text:p text:style-name="P15"/>
      <text:p text:style-name="P15"><text:span text:style-name="Source_20_Text"><text:span text:style-name="T40"><text:tab/></text:span></text:span><text:span text:style-name="Source_20_Text"><text:span text:style-name="T44">ubuntu@ip-&lt;1st-ip-addresss&gt;:~/1channel-2org-3peer-2host/$</text:span></text:span></text:p>
      <text:p text:style-name="P17"><text:span text:style-name="Source_20_Text"><text:span text:style-name="T44"><text:tab/>ubuntu@ip-&lt;1st-ip-addresss&gt;:~/1channel-2org-3peer-2host/$ </text:span></text:span><text:span text:style-name="Source_20_Text"><text:span text:style-name="T55">sudo chmod 755 <text:tab/>-R ~/.composer</text:span></text:span></text:p>
      <text:p text:style-name="P15"><text:tab/><text:span text:style-name="Source_20_Text"><text:span text:style-name="T44">ubuntu@ip-&lt;1st-ip-addresss&gt;:~/1channel-2org-3peer-2host/$ </text:span></text:span><text:span text:style-name="Source_20_Text"><text:span text:style-name="T53">cd ~</text:span></text:span></text:p>
      <text:p text:style-name="P15"><text:span text:style-name="Source_20_Text"><text:span text:style-name="T53"><text:tab/></text:span></text:span><text:span text:style-name="Source_20_Text"><text:span text:style-name="T44">ubuntu@ip-&lt;1st-ip-addresss&gt;:~/$ </text:span></text:span><text:span text:style-name="Source_20_Text"><text:span text:style-name="T53">pm2 start composer-playground</text:span></text:span></text:p>
      <text:p text:style-name="P15"/>
      <text:p text:style-name="P15"/>
      <text:p text:style-name="P28">──────┬──────┬────────────┬────────┬──────────┐ </text:p>
      <text:p text:style-name="P28">│ App name <text:s text:c="11"/>│ id │ version │ mode │ pid <text:s text:c="2"/>│ status │ restart │ uptime │ cpu <text:s/>│ mem <text:s text:c="7"/>│ user <text:s text:c="2"/>│ watching │ </text:p>
      <text:p text:style-name="P28">├─────────────────────┼────┼─────────</text:p>
      <text:p text:style-name="P28">│ composer-playground │ 0 <text:s/>│ N/A <text:s text:c="4"/>│ fork │ 28194 │ online │ 0 <text:s text:c="6"/>│ 47h <text:s text:c="3"/>│ 0.3% │ 129.5 MB <text:s text:c="2"/>│ ubuntu │ disabled │ </text:p>
      <text:p text:style-name="P28">└─────────────────────┴────┴─────────</text:p>
      <text:p text:style-name="P28"><text:s/>Use `pm2 show &lt;id|name&gt;` to get more details about an app </text:p>
      <text:p text:style-name="P15"/>
      <text:p text:style-name="P15"/>
      <text:p text:style-name="P29">show the buness</text:p>
      <text:p text:style-name="P25"><text:span text:style-name="Source_20_Text"><text:span text:style-name="T44">&lt;1st-ip-addresss&gt;:</text:span></text:span><text:span text:style-name="Source_20_Text"><text:span text:style-name="T62">8080</text:span></text:span></text:p>
      <text:p text:style-name="P15"/>
      <text:p text:style-name="P15">*************************************************</text:p>
      <text:p text:style-name="P15"/>
      <text:p text:style-name="P15"><text:span text:style-name="Source_20_Text"><text:span text:style-name="T36">step</text:span></text:span><text:span text:style-name="Source_20_Text"><text:span text:style-name="T40">12</text:span></text:span><text:span text:style-name="Source_20_Text"><text:span text:style-name="T36">. </text:span></text:span><text:span text:style-name="Source_20_Text"><text:span text:style-name="T40">Start nodejs Project (backend) <text:s/>First Machine</text:span></text:span></text:p>
      <text:p text:style-name="P15"/>
      <text:p text:style-name="P15"><text:span text:style-name="Source_20_Text"><text:span text:style-name="T40"><text:tab/></text:span></text:span><text:span text:style-name="Source_20_Text"><text:span text:style-name="T44">ubuntu@ip-&lt;1st-ip-addresss&gt;:~/1channel-2org-3peer-2host/$ </text:span></text:span></text:p>
      <text:p text:style-name="P15"><text:span text:style-name="Source_20_Text"><text:span text:style-name="T44"><text:tab/><text:tab/></text:span></text:span><text:span text:style-name="Source_20_Text"><text:span text:style-name="T52">bin <text:s text:c="20"/>endorsement-policy.json <text:s/>stopFabric-Peer1.sh </text:span></text:span></text:p>
      <text:p text:style-name="P44"><text:tab/><text:tab/>bna <text:s text:c="20"/>iot-network@0.0.2.bna <text:s text:c="3"/>stopFabric.sh </text:p>
      <text:p text:style-name="P44"><text:tab/><text:tab/>composer <text:s text:c="15"/>README.md <text:s text:c="15"/>teardownAllDocker.sh </text:p>
      <text:p text:style-name="P44"><text:tab/><text:tab/>createPeerAdminCard.sh <text:s/>startFabric-Peer2.sh <text:s text:c="4"/>teardownFabric.sh </text:p>
      <text:p text:style-name="P15"><text:span text:style-name="Source_20_Text"><text:span text:style-name="T52"><text:tab/><text:tab/>downloadFabric.sh <text:s text:c="6"/>startFabric.sh <text:s/></text:span></text:span><text:span text:style-name="Source_20_Text"><text:span text:style-name="T53">NodeJs</text:span></text:span><text:span text:style-name="Source_20_Text"><text:span text:style-name="T44"> </text:span></text:span></text:p>
      <text:p text:style-name="P15"/>
      <text:p text:style-name="P15"><text:span text:style-name="Source_20_Text"><text:span text:style-name="T44"><text:tab/>ubuntu@ip-&lt;1st-ip-addresss&gt;:~/1channel-2org-3peer-2host/$ </text:span></text:span><text:span text:style-name="Source_20_Text"><text:span text:style-name="T53">cd NodeJs</text:span></text:span></text:p>
      <text:p text:style-name="P15"><text:span text:style-name="Source_20_Text"><text:span text:style-name="T53"><text:tab/></text:span></text:span><text:span text:style-name="Source_20_Text"><text:span text:style-name="T44">ubuntu@ip-&lt;1st-ip-addresss&gt;:~/1channel-2org-3peer-2host/</text:span></text:span><text:span text:style-name="Source_20_Text"><text:span text:style-name="T53">NodeJs/</text:span></text:span><text:span text:style-name="Source_20_Text"><text:span text:style-name="T44">$ </text:span></text:span><text:span text:style-name="Source_20_Text"><text:span text:style-name="T53">ls </text:span></text:span></text:p>
      <text:p text:style-name="P15"><text:soft-page-break/><text:span text:style-name="Source_20_Text"><text:span text:style-name="T53"><text:tab/><text:tab/>app.js <text:s/>blockchain <text:s/>config.js <text:s/>node_modules <text:s/></text:span></text:span></text:p>
      <text:p text:style-name="P15"><text:span text:style-name="Source_20_Text"><text:span text:style-name="T53"><text:tab/><text:tab/>package-lock.json <text:s/>package.json <text:s/>routes</text:span></text:span></text:p>
      <text:p text:style-name="P26"><text:tab/><text:span text:style-name="Source_20_Text"><text:span text:style-name="T44">ubuntu@ip-&lt;1st-ip-addresss&gt;:~/1channel-2org-3peer-2host/</text:span></text:span><text:span text:style-name="Source_20_Text"><text:span text:style-name="T53">NodeJs/</text:span></text:span><text:span text:style-name="Source_20_Text"><text:span text:style-name="T44">$ </text:span></text:span><text:span text:style-name="Source_20_Text"><text:span text:style-name="T63">npm i</text:span></text:span></text:p>
      <text:p text:style-name="P15"><text:span text:style-name="Source_20_Text"><text:span text:style-name="T53"><text:tab/></text:span></text:span><text:span text:style-name="Source_20_Text"><text:span text:style-name="T44">ubuntu@ip-&lt;1st-ip-addresss&gt;:~/1channel-2org-3peer-2host/</text:span></text:span><text:span text:style-name="Source_20_Text"><text:span text:style-name="T53">NodeJs/</text:span></text:span><text:span text:style-name="Source_20_Text"><text:span text:style-name="T44">$</text:span></text:span><text:span text:style-name="Source_20_Text"><text:span text:style-name="T53">pm2 start app.js</text:span></text:span></text:p>
      <text:p text:style-name="P15"/>
      <text:p text:style-name="P15"><text:span text:style-name="Source_20_Text"><text:span text:style-name="T53"><text:tab/>┌─────────────────────┬────┬─────────┬──────┬───────┬────────┬─────────┬────────┬──────┬────────────┬────────┬──────────┐ </text:span></text:span></text:p>
      <text:p text:style-name="P15"><text:span text:style-name="Source_20_Text"><text:span text:style-name="T53">│ App name <text:s text:c="11"/>│ id │ version │ mode │ pid <text:s text:c="2"/>│ status │ restart │ uptime │ cpu <text:s/>│ mem <text:s text:c="7"/>│ user <text:s text:c="2"/>│ watching │ </text:span></text:span></text:p>
      <text:p text:style-name="P15"><text:span text:style-name="Source_20_Text"><text:span text:style-name="T53">├─────────────────────┼────┼─────────┼──────┼───────┼────────┼─────────┼────────┼──────┼────────────┼────────┼──────────┤ </text:span></text:span></text:p>
      <text:p text:style-name="P15"><text:span text:style-name="Source_20_Text"><text:span text:style-name="T53">│ app <text:s text:c="16"/>│ 1 <text:s/>│ 1.0.0 <text:s text:c="2"/>│ fork │ 5739 <text:s/>│ online │ 5 <text:s text:c="6"/>│ 25m <text:s text:c="3"/>│ 0.1% │ 114.1 MB <text:s text:c="2"/>│ ubuntu │ disabled │ </text:span></text:span></text:p>
      <text:p text:style-name="P15"><text:span text:style-name="Source_20_Text"><text:span text:style-name="T53">│ composer-playground │ 0 <text:s/>│ N/A <text:s text:c="4"/>│ fork │ 28194 │ online │ 0 <text:s text:c="6"/>│ 47h <text:s text:c="3"/>│ 0.3% │ 129.5 MB <text:s text:c="2"/>│ ubuntu │ disabled │ </text:span></text:span></text:p>
      <text:p text:style-name="P15"><text:span text:style-name="Source_20_Text"><text:span text:style-name="T53">└─────────────────────┴────┴─────────┴──────┴───────┴────────┴─────────┴────────┴──────┴────────────┴────────┴──────────┘ </text:span></text:span></text:p>
      <text:p text:style-name="P15"><text:span text:style-name="Source_20_Text"><text:span text:style-name="T53"><text:s/>Use `pm2 show &lt;id|name&gt;` to get more details about an app </text:span></text:span></text:p>
      <text:p text:style-name="P15"/>
      <text:p text:style-name="P15"/>
      <text:p text:style-name="P15"/>
      <text:p text:style-name="P23"><text:span text:style-name="Source_20_Text"><text:span text:style-name="T36">step</text:span></text:span><text:span text:style-name="Source_20_Text"><text:span text:style-name="T40">12</text:span></text:span><text:span text:style-name="Source_20_Text"><text:span text:style-name="T36">. </text:span></text:span><text:span text:style-name="Source_20_Text"><text:span text:style-name="T42">Api calling <text:s/>and testing network </text:span></text:span></text:p>
      <text:p text:style-name="P23"><text:span text:style-name="Source_20_Text"><text:span text:style-name="T42"/></text:span></text:p>
      <text:p text:style-name="P23"><text:span text:style-name="Source_20_Text"><text:span text:style-name="T40">- </text:span></text:span><text:span text:style-name="Source_20_Text"><text:span text:style-name="T60">open the postman</text:span></text:span></text:p>
      <text:p text:style-name="P23"><text:span text:style-name="Source_20_Text"><text:span text:style-name="T60">- import the collection link</text:span></text:span></text:p>
      <text:p text:style-name="P24"><text:span text:style-name="Source_20_Text"><text:span text:style-name="T60">- <text:s text:c="2"/></text:span></text:span><text:a xlink:type="simple" xlink:href="https://www.getpostman.com/collections/093bfba007b591b09e05"><text:span text:style-name="Source_20_Text">https://www.getpostman.com/collections/093bfba007b591b09e05</text:span></text:a><text:span text:style-name="Source_20_Text"><text:span text:style-name="T60"><text:line-break/><text:line-break/>- network transaction reflect data node1 and node 2 </text:span></text:span><text:span text:style-name="Source_20_Text"><text:span text:style-name="T61">(in video it's explain about network <text:s/></text:span></text:span><text:span text:style-name="Source_20_Text"><text:span text:style-name="T60">transaction </text:span></text:span><text:span text:style-name="Source_20_Text"><text:span text:style-name="T61">between two nodes)</text:span></text:span></text:p>
      <text:p text:style-name="P23"/>
      <text:p text:style-name="P23"/>
      <text:p text:style-name="P23"><text:span text:style-name="Source_20_Text"><text:span text:style-name="T6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9T14:09:53.662976445</meta:creation-date>
    <dc:date>2019-10-01T11:45:33.812787989</dc:date>
    <meta:editing-duration>PT3H56M38S</meta:editing-duration>
    <meta:editing-cycles>42</meta:editing-cycles>
    <meta:generator>LibreOffice/4.2.8.2$Linux_X86_64 LibreOffice_project/420m0$Build-2</meta:generator>
    <meta:document-statistic meta:table-count="0" meta:image-count="0" meta:object-count="0" meta:page-count="12" meta:paragraph-count="285" meta:word-count="1332" meta:character-count="15619" meta:non-whitespace-character-count="12984"/>
  </office:meta>
</office:document-meta>
</file>